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NOV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Novembr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13.44" table:style-name="ce14">
            <text:p>213<text:s/></text:p>
          </table:table-cell>
          <table:table-cell office:value-type="float" office:value="6745.76" table:style-name="ce14">
            <text:p>6.746<text:s/></text:p>
          </table:table-cell>
          <table:table-cell office:value-type="float" office:value="50780524.770000003" table:style-name="ce14">
            <text:p>50.780.525<text:s/></text:p>
          </table:table-cell>
          <table:table-cell office:value-type="float" office:value="17394.310000000001" table:style-name="ce14">
            <text:p>17.394<text:s/></text:p>
          </table:table-cell>
          <table:table-cell office:value-type="float" office:value="65482904.380000003" table:style-name="ce14">
            <text:p>65.482.904<text:s/></text:p>
          </table:table-cell>
          <table:table-cell office:value-type="float" office:value="32821431.640000001" table:style-name="ce14">
            <text:p>32.821.432<text:s/></text:p>
          </table:table-cell>
          <table:table-cell office:value-type="float" office:value="3021733.58" table:style-name="ce14">
            <text:p>3.021.734<text:s/></text:p>
          </table:table-cell>
          <table:table-cell office:value-type="float" office:value="124855246.87" table:style-name="ce14">
            <text:p>124.855.247<text:s/></text:p>
          </table:table-cell>
          <table:table-cell office:value-type="float" office:value="28696843.140000001" table:style-name="ce14">
            <text:p>28.696.843<text:s/></text:p>
          </table:table-cell>
          <table:table-cell office:value-type="float" office:value="634288.91" table:style-name="ce14">
            <text:p>634.289<text:s/></text:p>
          </table:table-cell>
          <table:table-cell office:value-type="float" office:value="79264805.540000007" table:style-name="ce14">
            <text:p>79.264.806<text:s/></text:p>
          </table:table-cell>
          <table:table-cell office:value-type="float" office:value="146273.01" table:style-name="ce14">
            <text:p>146.273<text:s/></text:p>
          </table:table-cell>
          <table:table-cell office:value-type="float" office:value="2189009.1" table:style-name="ce14">
            <text:p>2.189.009<text:s/></text:p>
          </table:table-cell>
          <table:table-cell office:value-type="float" office:value="6574952.4900000002" table:style-name="ce14">
            <text:p>6.574.952<text:s/></text:p>
          </table:table-cell>
          <table:table-cell office:value-type="float" office:value="5995236.1500000004" table:style-name="ce14">
            <text:p>5.995.236<text:s/></text:p>
          </table:table-cell>
          <table:table-cell office:value-type="float" office:value="83577124.010000005" table:style-name="ce14">
            <text:p>83.577.124<text:s/></text:p>
          </table:table-cell>
          <table:table-cell office:value-type="float" office:value="5358.4" table:style-name="ce14">
            <text:p>5.358<text:s/></text:p>
          </table:table-cell>
          <table:table-cell office:value-type="float" office:value="200229389.80000001" table:style-name="ce14">
            <text:p>200.229.390<text:s/></text:p>
          </table:table-cell>
          <table:table-cell office:value-type="float" office:value="237384593.25999999" table:style-name="ce14">
            <text:p>237.384.593<text:s/></text:p>
          </table:table-cell>
          <table:table-cell office:value-type="float" office:value="2885254.27" table:style-name="ce14">
            <text:p>2.885.254<text:s/></text:p>
          </table:table-cell>
          <table:table-cell office:value-type="float" office:value="2096.7199999999998" table:style-name="ce14">
            <text:p>2.097<text:s/></text:p>
          </table:table-cell>
          <table:table-cell office:value-type="float" office:value="19084.55" table:style-name="ce14">
            <text:p>19.085<text:s/></text:p>
          </table:table-cell>
          <table:table-cell office:value-type="float" office:value="87490407.329999998" table:style-name="ce14">
            <text:p>87.490.407<text:s/></text:p>
          </table:table-cell>
          <table:table-cell office:value-type="float" office:value="371090876.25999999" table:style-name="ce14">
            <text:p>371.090.876<text:s/></text:p>
          </table:table-cell>
          <table:table-cell office:value-type="float" office:value="613.73" table:style-name="ce14">
            <text:p>614<text:s/></text:p>
          </table:table-cell>
          <table:table-cell office:value-type="float" office:value="1266579680.26" table:style-name="ce14">
            <text:p>1.266.579.680<text:s/></text:p>
          </table:table-cell>
          <table:table-cell office:value-type="float" office:value="18.239999999999998" table:style-name="ce14">
            <text:p>18<text:s/></text:p>
          </table:table-cell>
          <table:table-cell office:value-type="float" office:value="2649752099.9200001" table:style-name="ce15">
            <text:p>2.649.752.1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54" table:style-name="ce14">
            <text:p>(1)</text:p>
          </table:table-cell>
          <table:table-cell office:value-type="float" office:value="1383.77" table:style-name="ce14">
            <text:p>1.384<text:s/></text:p>
          </table:table-cell>
          <table:table-cell office:value-type="float" office:value="-10.66" table:style-name="ce14">
            <text:p>(11)</text:p>
          </table:table-cell>
          <table:table-cell office:value-type="float" office:value="170.26" table:style-name="ce14">
            <text:p>170<text:s/></text:p>
          </table:table-cell>
          <table:table-cell office:value-type="float" office:value="106652.08" table:style-name="ce14">
            <text:p>106.652<text:s/></text:p>
          </table:table-cell>
          <table:table-cell office:value-type="float" office:value="-18.2" table:style-name="ce14">
            <text:p>(18)</text:p>
          </table:table-cell>
          <table:table-cell office:value-type="float" office:value="9152.49" table:style-name="ce14">
            <text:p>9.152<text:s/></text:p>
          </table:table-cell>
          <table:table-cell office:value-type="float" office:value="-2.19" table:style-name="ce14">
            <text:p>(2)</text:p>
          </table:table-cell>
          <table:table-cell office:value-type="float" office:value="22802.39" table:style-name="ce14">
            <text:p>22.802<text:s/></text:p>
          </table:table-cell>
          <table:table-cell office:value-type="float" office:value="-11.36" table:style-name="ce14">
            <text:p>(11)</text:p>
          </table:table-cell>
          <table:table-cell office:value-type="float" office:value="2054.4899999999998" table:style-name="ce14">
            <text:p>2.054<text:s/></text:p>
          </table:table-cell>
          <table:table-cell office:value-type="float" office:value="3371.75" table:style-name="ce14">
            <text:p>3.372<text:s/></text:p>
          </table:table-cell>
          <table:table-cell office:value-type="float" office:value="906.91" table:style-name="ce14">
            <text:p>907<text:s/></text:p>
          </table:table-cell>
          <table:table-cell office:value-type="float" office:value="186891.32" table:style-name="ce14">
            <text:p>186.891<text:s/></text:p>
          </table:table-cell>
          <table:table-cell office:value-type="float" office:value="-815.9" table:style-name="ce14">
            <text:p>(816)</text:p>
          </table:table-cell>
          <table:table-cell office:value-type="float" office:value="7354.19" table:style-name="ce14">
            <text:p>7.354<text:s/></text:p>
          </table:table-cell>
          <table:table-cell office:value-type="float" office:value="-50.99" table:style-name="ce14">
            <text:p>(51)</text:p>
          </table:table-cell>
          <table:table-cell office:value-type="float" office:value="450942.54" table:style-name="ce14">
            <text:p>450.943<text:s/></text:p>
          </table:table-cell>
          <table:table-cell office:value-type="float" office:value="1997.71" table:style-name="ce14">
            <text:p>1.998<text:s/></text:p>
          </table:table-cell>
          <table:table-cell office:value-type="float" office:value="-3.11" table:style-name="ce14">
            <text:p>(3)</text:p>
          </table:table-cell>
          <table:table-cell office:value-type="float" office:value="-13.8" table:style-name="ce14">
            <text:p>(14)</text:p>
          </table:table-cell>
          <table:table-cell office:value-type="float" office:value="-1.78" table:style-name="ce14">
            <text:p>(2)</text:p>
          </table:table-cell>
          <table:table-cell office:value-type="float" office:value="188237.24" table:style-name="ce14">
            <text:p>188.237<text:s/></text:p>
          </table:table-cell>
          <table:table-cell office:value-type="float" office:value="71367.13" table:style-name="ce14">
            <text:p>71.367<text:s/></text:p>
          </table:table-cell>
          <table:table-cell office:value-type="float" office:value="-3.5" table:style-name="ce14">
            <text:p>(4)</text:p>
          </table:table-cell>
          <table:table-cell office:value-type="float" office:value="597655.85" table:style-name="ce14">
            <text:p>597.656<text:s/></text:p>
          </table:table-cell>
          <table:table-cell office:value-type="float" office:value="-2.84" table:style-name="ce14">
            <text:p>(3)</text:p>
          </table:table-cell>
          <table:table-cell office:value-type="float" office:value="1650005.2499999998" table:style-name="ce15">
            <text:p>1.650.0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53730.23" table:style-name="ce14">
            <text:p>253.730<text:s/></text:p>
          </table:table-cell>
          <table:table-cell office:value-type="float" office:value="6580549.5999999996" table:style-name="ce14">
            <text:p>6.580.550<text:s/></text:p>
          </table:table-cell>
          <table:table-cell office:value-type="float" office:value="14433517.76" table:style-name="ce14">
            <text:p>14.433.518<text:s/></text:p>
          </table:table-cell>
          <table:table-cell office:value-type="float" office:value="751546.1" table:style-name="ce14">
            <text:p>751.546<text:s/></text:p>
          </table:table-cell>
          <table:table-cell office:value-type="float" office:value="143869978.72" table:style-name="ce14">
            <text:p>143.869.979<text:s/></text:p>
          </table:table-cell>
          <table:table-cell office:value-type="float" office:value="41350686.75" table:style-name="ce14">
            <text:p>41.350.687<text:s/></text:p>
          </table:table-cell>
          <table:table-cell office:value-type="float" office:value="5278504.9400000004" table:style-name="ce14">
            <text:p>5.278.505<text:s/></text:p>
          </table:table-cell>
          <table:table-cell office:value-type="float" office:value="134711387.78" table:style-name="ce14">
            <text:p>134.711.388<text:s/></text:p>
          </table:table-cell>
          <table:table-cell office:value-type="float" office:value="28094993.280000001" table:style-name="ce14">
            <text:p>28.094.993<text:s/></text:p>
          </table:table-cell>
          <table:table-cell office:value-type="float" office:value="6196019.9400000004" table:style-name="ce14">
            <text:p>6.196.020<text:s/></text:p>
          </table:table-cell>
          <table:table-cell office:value-type="float" office:value="586960360.28999996" table:style-name="ce14">
            <text:p>586.960.360<text:s/></text:p>
          </table:table-cell>
          <table:table-cell office:value-type="float" office:value="5727199.6799999997" table:style-name="ce14">
            <text:p>5.727.200<text:s/></text:p>
          </table:table-cell>
          <table:table-cell office:value-type="float" office:value="10028201.98" table:style-name="ce14">
            <text:p>10.028.202<text:s/></text:p>
          </table:table-cell>
          <table:table-cell office:value-type="float" office:value="7693682.5499999998" table:style-name="ce14">
            <text:p>7.693.683<text:s/></text:p>
          </table:table-cell>
          <table:table-cell office:value-type="float" office:value="7957340.6299999999" table:style-name="ce14">
            <text:p>7.957.341<text:s/></text:p>
          </table:table-cell>
          <table:table-cell office:value-type="float" office:value="115143795.06999999" table:style-name="ce14">
            <text:p>115.143.795<text:s/></text:p>
          </table:table-cell>
          <table:table-cell office:value-type="float" office:value="2872673" table:style-name="ce14">
            <text:p>2.872.673<text:s/></text:p>
          </table:table-cell>
          <table:table-cell office:value-type="float" office:value="209903114.13999999" table:style-name="ce14">
            <text:p>209.903.114<text:s/></text:p>
          </table:table-cell>
          <table:table-cell office:value-type="float" office:value="274246106.16000003" table:style-name="ce14">
            <text:p>274.246.106<text:s/></text:p>
          </table:table-cell>
          <table:table-cell office:value-type="float" office:value="4271569.7300000004" table:style-name="ce14">
            <text:p>4.271.570<text:s/></text:p>
          </table:table-cell>
          <table:table-cell office:value-type="float" office:value="1836418.44" table:style-name="ce14">
            <text:p>1.836.418<text:s/></text:p>
          </table:table-cell>
          <table:table-cell office:value-type="float" office:value="51046.46" table:style-name="ce14">
            <text:p>51.046<text:s/></text:p>
          </table:table-cell>
          <table:table-cell office:value-type="float" office:value="391706094.5" table:style-name="ce14">
            <text:p>391.706.095<text:s/></text:p>
          </table:table-cell>
          <table:table-cell office:value-type="float" office:value="313191556.19" table:style-name="ce14">
            <text:p>313.191.556<text:s/></text:p>
          </table:table-cell>
          <table:table-cell office:value-type="float" office:value="7493073.4000000004" table:style-name="ce14">
            <text:p>7.493.073<text:s/></text:p>
          </table:table-cell>
          <table:table-cell office:value-type="float" office:value="1624299228.2" table:style-name="ce14">
            <text:p>1.624.299.228<text:s/></text:p>
          </table:table-cell>
          <table:table-cell office:value-type="float" office:value="294490.84999999998" table:style-name="ce14">
            <text:p>294.491<text:s/></text:p>
          </table:table-cell>
          <table:table-cell office:value-type="float" office:value="3945196866.3699994" table:style-name="ce15">
            <text:p>3.945.196.8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67677.87" table:style-name="ce14">
            <text:p>67.6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0461.599999999999" table:style-name="ce14">
            <text:p>20.46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2359660.12" table:style-name="ce14">
            <text:p>402.359.6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362.68" table:style-name="ce14">
            <text:p>5.363<text:s/></text:p>
          </table:table-cell>
          <table:table-cell office:value-type="float" office:value="20806.37" table:style-name="ce14">
            <text:p>20.806<text:s/></text:p>
          </table:table-cell>
          <table:table-cell office:value-type="float" office:value="20088.009999999998" table:style-name="ce14">
            <text:p>20.0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4154937.369999997" table:style-name="ce14">
            <text:p>44.154.937<text:s/></text:p>
          </table:table-cell>
          <table:table-cell office:value-type="float" office:value="2584.65" table:style-name="ce14">
            <text:p>2.585<text:s/></text:p>
          </table:table-cell>
          <table:table-cell office:value-type="float" office:value="1165990.48" table:style-name="ce14">
            <text:p>1.165.990<text:s/></text:p>
          </table:table-cell>
          <table:table-cell office:value-type="float" office:value="103290.59" table:style-name="ce14">
            <text:p>103.29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47920859.74000001" table:style-name="ce15">
            <text:p>447.920.8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41834.53" table:style-name="ce14">
            <text:p>241.835<text:s/></text:p>
          </table:table-cell>
          <table:table-cell office:value-type="float" office:value="694962.86" table:style-name="ce14">
            <text:p>694.963<text:s/></text:p>
          </table:table-cell>
          <table:table-cell office:value-type="float" office:value="2911249.33" table:style-name="ce14">
            <text:p>2.911.2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469607.369999999" table:style-name="ce14">
            <text:p>13.469.607<text:s/></text:p>
          </table:table-cell>
          <table:table-cell office:value-type="float" office:value="14698129.199999999" table:style-name="ce14">
            <text:p>14.698.129<text:s/></text:p>
          </table:table-cell>
          <table:table-cell office:value-type="float" office:value="2260092.81" table:style-name="ce14">
            <text:p>2.260.093<text:s/></text:p>
          </table:table-cell>
          <table:table-cell office:value-type="float" office:value="892900.19" table:style-name="ce14">
            <text:p>892.900<text:s/></text:p>
          </table:table-cell>
          <table:table-cell office:value-type="float" office:value="4037779.45" table:style-name="ce14">
            <text:p>4.037.779<text:s/></text:p>
          </table:table-cell>
          <table:table-cell office:value-type="float" office:value="4736429.57" table:style-name="ce14">
            <text:p>4.736.430<text:s/></text:p>
          </table:table-cell>
          <table:table-cell office:value-type="float" office:value="18892348.27" table:style-name="ce14">
            <text:p>18.892.348<text:s/></text:p>
          </table:table-cell>
          <table:table-cell office:value-type="float" office:value="789942.53" table:style-name="ce14">
            <text:p>789.943<text:s/></text:p>
          </table:table-cell>
          <table:table-cell office:value-type="float" office:value="5987430.5800000001" table:style-name="ce14">
            <text:p>5.987.431<text:s/></text:p>
          </table:table-cell>
          <table:table-cell office:value-type="float" office:value="2039903.57" table:style-name="ce14">
            <text:p>2.039.904<text:s/></text:p>
          </table:table-cell>
          <table:table-cell office:value-type="float" office:value="2878890.93" table:style-name="ce14">
            <text:p>2.878.891<text:s/></text:p>
          </table:table-cell>
          <table:table-cell office:value-type="float" office:value="32060042.100000001" table:style-name="ce14">
            <text:p>32.060.042<text:s/></text:p>
          </table:table-cell>
          <table:table-cell office:value-type="float" office:value="353760.58" table:style-name="ce14">
            <text:p>353.761<text:s/></text:p>
          </table:table-cell>
          <table:table-cell office:value-type="float" office:value="4931793.29" table:style-name="ce14">
            <text:p>4.931.793<text:s/></text:p>
          </table:table-cell>
          <table:table-cell office:value-type="float" office:value="23556367.07" table:style-name="ce14">
            <text:p>23.556.367<text:s/></text:p>
          </table:table-cell>
          <table:table-cell office:value-type="float" office:value="565139.57999999996" table:style-name="ce14">
            <text:p>565.140<text:s/></text:p>
          </table:table-cell>
          <table:table-cell office:value-type="float" office:value="193223.33" table:style-name="ce14">
            <text:p>193.223<text:s/></text:p>
          </table:table-cell>
          <table:table-cell office:value-type="float" office:value="7729.88" table:style-name="ce14">
            <text:p>7.730<text:s/></text:p>
          </table:table-cell>
          <table:table-cell office:value-type="float" office:value="15652503.83" table:style-name="ce14">
            <text:p>15.652.504<text:s/></text:p>
          </table:table-cell>
          <table:table-cell office:value-type="float" office:value="8209837.7800000003" table:style-name="ce14">
            <text:p>8.209.838<text:s/></text:p>
          </table:table-cell>
          <table:table-cell office:value-type="float" office:value="728848.25" table:style-name="ce14">
            <text:p>728.848<text:s/></text:p>
          </table:table-cell>
          <table:table-cell office:value-type="float" office:value="86599441.549999997" table:style-name="ce14">
            <text:p>86.599.442<text:s/></text:p>
          </table:table-cell>
          <table:table-cell office:value-type="float" office:value="59653.59" table:style-name="ce14">
            <text:p>59.654<text:s/></text:p>
          </table:table-cell>
          <table:table-cell office:value-type="float" office:value="247449842.02000001" table:style-name="ce15">
            <text:p>247.449.8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4397.07" table:style-name="ce14">
            <text:p>34.39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444.2" table:style-name="ce14">
            <text:p>4.444<text:s/></text:p>
          </table:table-cell>
          <table:table-cell office:value-type="float" office:value="15734.69" table:style-name="ce14">
            <text:p>15.735<text:s/></text:p>
          </table:table-cell>
          <table:table-cell office:value-type="float" office:value="11298676.67" table:style-name="ce14">
            <text:p>11.298.677<text:s/></text:p>
          </table:table-cell>
          <table:table-cell office:value-type="float" office:value="2746872.93" table:style-name="ce14">
            <text:p>2.746.87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440.65" table:style-name="ce14">
            <text:p>13.441<text:s/></text:p>
          </table:table-cell>
          <table:table-cell office:value-type="float" office:value="6895.32" table:style-name="ce14">
            <text:p>6.8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494.92" table:style-name="ce14">
            <text:p>3.4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531384.470000001" table:style-name="ce14">
            <text:p>12.531.38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9802.87" table:style-name="ce14">
            <text:p>159.803<text:s/></text:p>
          </table:table-cell>
          <table:table-cell office:value-type="float" office:value="15132154.51" table:style-name="ce14">
            <text:p>15.132.15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236.94" table:style-name="ce14">
            <text:p>27.237<text:s/></text:p>
          </table:table-cell>
          <table:table-cell office:value-type="float" office:value="14001.82" table:style-name="ce14">
            <text:p>14.002<text:s/></text:p>
          </table:table-cell>
          <table:table-cell office:value-type="float" office:value="44385454.310000002" table:style-name="ce14">
            <text:p>44.385.454<text:s/></text:p>
          </table:table-cell>
          <table:table-cell office:value-type="float" office:value="9626125.7200000007" table:style-name="ce14">
            <text:p>9.626.12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8080451.06" table:style-name="ce14">
            <text:p>118.080.45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4080568.15000001" table:style-name="ce15">
            <text:p>214.080.5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348939.24" table:style-name="ce14">
            <text:p>4.348.939<text:s/></text:p>
          </table:table-cell>
          <table:table-cell office:value-type="float" office:value="708273.34" table:style-name="ce14">
            <text:p>708.273<text:s/></text:p>
          </table:table-cell>
          <table:table-cell office:value-type="float" office:value="44705178.560000002" table:style-name="ce14">
            <text:p>44.705.179<text:s/></text:p>
          </table:table-cell>
          <table:table-cell office:value-type="float" office:value="14333008.060000001" table:style-name="ce14">
            <text:p>14.333.008<text:s/></text:p>
          </table:table-cell>
          <table:table-cell office:value-type="float" office:value="1212592.51" table:style-name="ce14">
            <text:p>1.212.593<text:s/></text:p>
          </table:table-cell>
          <table:table-cell office:value-type="float" office:value="84627244.950000003" table:style-name="ce14">
            <text:p>84.627.245<text:s/></text:p>
          </table:table-cell>
          <table:table-cell office:value-type="float" office:value="5141742.1500000004" table:style-name="ce14">
            <text:p>5.141.742<text:s/></text:p>
          </table:table-cell>
          <table:table-cell office:value-type="float" office:value="277552.77" table:style-name="ce14">
            <text:p>277.553<text:s/></text:p>
          </table:table-cell>
          <table:table-cell office:value-type="float" office:value="36416316.140000001" table:style-name="ce14">
            <text:p>36.416.316<text:s/></text:p>
          </table:table-cell>
          <table:table-cell office:value-type="float" office:value="100254.26" table:style-name="ce14">
            <text:p>100.254<text:s/></text:p>
          </table:table-cell>
          <table:table-cell office:value-type="float" office:value="758313.68" table:style-name="ce14">
            <text:p>758.314<text:s/></text:p>
          </table:table-cell>
          <table:table-cell office:value-type="float" office:value="1450661.87" table:style-name="ce14">
            <text:p>1.450.662<text:s/></text:p>
          </table:table-cell>
          <table:table-cell office:value-type="float" office:value="1731899.39" table:style-name="ce14">
            <text:p>1.731.899<text:s/></text:p>
          </table:table-cell>
          <table:table-cell office:value-type="float" office:value="35164938.560000002" table:style-name="ce14">
            <text:p>35.164.939<text:s/></text:p>
          </table:table-cell>
          <table:table-cell office:value-type="float" office:value="292.58" table:style-name="ce14">
            <text:p>293<text:s/></text:p>
          </table:table-cell>
          <table:table-cell office:value-type="float" office:value="87227425.680000007" table:style-name="ce14">
            <text:p>87.227.426<text:s/></text:p>
          </table:table-cell>
          <table:table-cell office:value-type="float" office:value="125881169.09999999" table:style-name="ce14">
            <text:p>125.881.169<text:s/></text:p>
          </table:table-cell>
          <table:table-cell office:value-type="float" office:value="457207.89" table:style-name="ce14">
            <text:p>457.20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481.7800000000007" table:style-name="ce14">
            <text:p>9.482<text:s/></text:p>
          </table:table-cell>
          <table:table-cell office:value-type="float" office:value="138496718.75" table:style-name="ce14">
            <text:p>138.496.719<text:s/></text:p>
          </table:table-cell>
          <table:table-cell office:value-type="float" office:value="152359569.84" table:style-name="ce14">
            <text:p>152.359.570<text:s/></text:p>
          </table:table-cell>
          <table:table-cell office:value-type="float" office:value="278038.99" table:style-name="ce14">
            <text:p>278.039<text:s/></text:p>
          </table:table-cell>
          <table:table-cell office:value-type="float" office:value="470366510.14999998" table:style-name="ce14">
            <text:p>470.366.51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06053330.24" table:style-name="ce15">
            <text:p>1.206.053.3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1895.7" table:style-name="ce14">
            <text:p>11.896<text:s/></text:p>
          </table:table-cell>
          <table:table-cell office:value-type="float" office:value="5885586.7400000002" table:style-name="ce14">
            <text:p>5.885.587<text:s/></text:p>
          </table:table-cell>
          <table:table-cell office:value-type="float" office:value="7138932.1200000001" table:style-name="ce14">
            <text:p>7.138.932<text:s/></text:p>
          </table:table-cell>
          <table:table-cell office:value-type="float" office:value="43272.76" table:style-name="ce14">
            <text:p>43.273<text:s/></text:p>
          </table:table-cell>
          <table:table-cell office:value-type="float" office:value="85627514.919999987" table:style-name="ce14">
            <text:p>85.627.515<text:s/></text:p>
          </table:table-cell>
          <table:table-cell office:value-type="float" office:value="12315105.290000001" table:style-name="ce14">
            <text:p>12.315.105<text:s/></text:p>
          </table:table-cell>
          <table:table-cell office:value-type="float" office:value="1790084.9300000002" table:style-name="ce14">
            <text:p>1.790.085<text:s/></text:p>
          </table:table-cell>
          <table:table-cell office:value-type="float" office:value="37892565.969999999" table:style-name="ce14">
            <text:p>37.892.566<text:s/></text:p>
          </table:table-cell>
          <table:table-cell office:value-type="float" office:value="16148137.15" table:style-name="ce14">
            <text:p>16.148.137<text:s/></text:p>
          </table:table-cell>
          <table:table-cell office:value-type="float" office:value="1182037.6000000001" table:style-name="ce14">
            <text:p>1.182.038<text:s/></text:p>
          </table:table-cell>
          <table:table-cell office:value-type="float" office:value="129278595.11" table:style-name="ce14">
            <text:p>129.278.595<text:s/></text:p>
          </table:table-cell>
          <table:table-cell office:value-type="float" office:value="4830107.57" table:style-name="ce14">
            <text:p>4.830.108<text:s/></text:p>
          </table:table-cell>
          <table:table-cell office:value-type="float" office:value="3282457.7199999997" table:style-name="ce14">
            <text:p>3.282.458<text:s/></text:p>
          </table:table-cell>
          <table:table-cell office:value-type="float" office:value="4199622.1900000004" table:style-name="ce14">
            <text:p>4.199.622<text:s/></text:p>
          </table:table-cell>
          <table:table-cell office:value-type="float" office:value="3346550.3099999996" table:style-name="ce14">
            <text:p>3.346.550<text:s/></text:p>
          </table:table-cell>
          <table:table-cell office:value-type="float" office:value="35387429.940000005" table:style-name="ce14">
            <text:p>35.387.430<text:s/></text:p>
          </table:table-cell>
          <table:table-cell office:value-type="float" office:value="2518619.84" table:style-name="ce14">
            <text:p>2.518.620<text:s/></text:p>
          </table:table-cell>
          <table:table-cell office:value-type="float" office:value="117578729.61999999" table:style-name="ce14">
            <text:p>117.578.730<text:s/></text:p>
          </table:table-cell>
          <table:table-cell office:value-type="float" office:value="109655609.10999998" table:style-name="ce14">
            <text:p>109.655.609<text:s/></text:p>
          </table:table-cell>
          <table:table-cell office:value-type="float" office:value="3229134.25" table:style-name="ce14">
            <text:p>3.229.134<text:s/></text:p>
          </table:table-cell>
          <table:table-cell office:value-type="float" office:value="1615958.17" table:style-name="ce14">
            <text:p>1.615.958<text:s/></text:p>
          </table:table-cell>
          <table:table-cell office:value-type="float" office:value="19832.98" table:style-name="ce14">
            <text:p>19.833<text:s/></text:p>
          </table:table-cell>
          <table:table-cell office:value-type="float" office:value="149016480.24000001" table:style-name="ce14">
            <text:p>149.016.480<text:s/></text:p>
          </table:table-cell>
          <table:table-cell office:value-type="float" office:value="142993438.19999999" table:style-name="ce14">
            <text:p>142.993.438<text:s/></text:p>
          </table:table-cell>
          <table:table-cell office:value-type="float" office:value="5320195.6800000006" table:style-name="ce14">
            <text:p>5.320.196<text:s/></text:p>
          </table:table-cell>
          <table:table-cell office:value-type="float" office:value="949149534.85000002" table:style-name="ce14">
            <text:p>949.149.535<text:s/></text:p>
          </table:table-cell>
          <table:table-cell office:value-type="float" office:value="234837.25999999998" table:style-name="ce14">
            <text:p>234.837<text:s/></text:p>
          </table:table-cell>
          <table:table-cell office:value-type="float" office:value="1829692266.22" table:style-name="ce15">
            <text:p>1.829.692.2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1337266.890000001" table:style-name="ce14">
            <text:p>21.337.267<text:s/></text:p>
          </table:table-cell>
          <table:table-cell office:value-type="float" office:value="67448560.980000004" table:style-name="ce14">
            <text:p>67.448.561<text:s/></text:p>
          </table:table-cell>
          <table:table-cell office:value-type="float" office:value="274413329.69999999" table:style-name="ce14">
            <text:p>274.413.330<text:s/></text:p>
          </table:table-cell>
          <table:table-cell office:value-type="float" office:value="14264153.5" table:style-name="ce14">
            <text:p>14.264.154<text:s/></text:p>
          </table:table-cell>
          <table:table-cell office:value-type="float" office:value="370304216.63999999" table:style-name="ce14">
            <text:p>370.304.217<text:s/></text:p>
          </table:table-cell>
          <table:table-cell office:value-type="float" office:value="423308838.17000002" table:style-name="ce14">
            <text:p>423.308.838<text:s/></text:p>
          </table:table-cell>
          <table:table-cell office:value-type="float" office:value="5068405365.0300007" table:style-name="ce14">
            <text:p>5.068.405.365<text:s/></text:p>
          </table:table-cell>
          <table:table-cell office:value-type="float" office:value="233718590.94" table:style-name="ce14">
            <text:p>233.718.591<text:s/></text:p>
          </table:table-cell>
          <table:table-cell office:value-type="float" office:value="259884090.65000001" table:style-name="ce14">
            <text:p>259.884.091<text:s/></text:p>
          </table:table-cell>
          <table:table-cell office:value-type="float" office:value="88170753.390000001" table:style-name="ce14">
            <text:p>88.170.753<text:s/></text:p>
          </table:table-cell>
          <table:table-cell office:value-type="float" office:value="1110950091.6400001" table:style-name="ce14">
            <text:p>1.110.950.092<text:s/></text:p>
          </table:table-cell>
          <table:table-cell office:value-type="float" office:value="128381514.59" table:style-name="ce14">
            <text:p>128.381.515<text:s/></text:p>
          </table:table-cell>
          <table:table-cell office:value-type="float" office:value="155345865.5" table:style-name="ce14">
            <text:p>155.345.866<text:s/></text:p>
          </table:table-cell>
          <table:table-cell office:value-type="float" office:value="176916354.25" table:style-name="ce14">
            <text:p>176.916.354<text:s/></text:p>
          </table:table-cell>
          <table:table-cell office:value-type="float" office:value="114660825.33" table:style-name="ce14">
            <text:p>114.660.825<text:s/></text:p>
          </table:table-cell>
          <table:table-cell office:value-type="float" office:value="314577746.43000001" table:style-name="ce14">
            <text:p>314.577.746<text:s/></text:p>
          </table:table-cell>
          <table:table-cell office:value-type="float" office:value="71219851.349999994" table:style-name="ce14">
            <text:p>71.219.851<text:s/></text:p>
          </table:table-cell>
          <table:table-cell office:value-type="float" office:value="944289160.15999997" table:style-name="ce14">
            <text:p>944.289.160<text:s/></text:p>
          </table:table-cell>
          <table:table-cell office:value-type="float" office:value="3622503855.52" table:style-name="ce14">
            <text:p>3.622.503.856<text:s/></text:p>
          </table:table-cell>
          <table:table-cell office:value-type="float" office:value="101584610.43000001" table:style-name="ce14">
            <text:p>101.584.610<text:s/></text:p>
          </table:table-cell>
          <table:table-cell office:value-type="float" office:value="46376757.850000001" table:style-name="ce14">
            <text:p>46.376.758<text:s/></text:p>
          </table:table-cell>
          <table:table-cell office:value-type="float" office:value="22199801.620000001" table:style-name="ce14">
            <text:p>22.199.802<text:s/></text:p>
          </table:table-cell>
          <table:table-cell office:value-type="float" office:value="971431064.54999995" table:style-name="ce14">
            <text:p>971.431.065<text:s/></text:p>
          </table:table-cell>
          <table:table-cell office:value-type="float" office:value="558228829.11000001" table:style-name="ce14">
            <text:p>558.228.829<text:s/></text:p>
          </table:table-cell>
          <table:table-cell office:value-type="float" office:value="67760567.989999995" table:style-name="ce14">
            <text:p>67.760.568<text:s/></text:p>
          </table:table-cell>
          <table:table-cell office:value-type="float" office:value="11291650695.73" table:style-name="ce14">
            <text:p>11.291.650.696<text:s/></text:p>
          </table:table-cell>
          <table:table-cell office:value-type="float" office:value="34330117.240000002" table:style-name="ce14">
            <text:p>34.330.117<text:s/></text:p>
          </table:table-cell>
          <table:table-cell office:value-type="float" office:value="26553662875.180004" table:style-name="ce15">
            <text:p>26.553.662.8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008671.5" table:style-name="ce14">
            <text:p>5.008.672<text:s/></text:p>
          </table:table-cell>
          <table:table-cell office:value-type="float" office:value="14341798.199999999" table:style-name="ce14">
            <text:p>14.341.798<text:s/></text:p>
          </table:table-cell>
          <table:table-cell office:value-type="float" office:value="16699958.33" table:style-name="ce14">
            <text:p>16.699.958<text:s/></text:p>
          </table:table-cell>
          <table:table-cell office:value-type="float" office:value="4210358.72" table:style-name="ce14">
            <text:p>4.210.359<text:s/></text:p>
          </table:table-cell>
          <table:table-cell office:value-type="float" office:value="60362027.240000002" table:style-name="ce14">
            <text:p>60.362.027<text:s/></text:p>
          </table:table-cell>
          <table:table-cell office:value-type="float" office:value="172867938.74000001" table:style-name="ce14">
            <text:p>172.867.939<text:s/></text:p>
          </table:table-cell>
          <table:table-cell office:value-type="float" office:value="42528600.009999998" table:style-name="ce14">
            <text:p>42.528.600<text:s/></text:p>
          </table:table-cell>
          <table:table-cell office:value-type="float" office:value="30470849.120000001" table:style-name="ce14">
            <text:p>30.470.849<text:s/></text:p>
          </table:table-cell>
          <table:table-cell office:value-type="float" office:value="46867427.329999998" table:style-name="ce14">
            <text:p>46.867.427<text:s/></text:p>
          </table:table-cell>
          <table:table-cell office:value-type="float" office:value="22070409.059999999" table:style-name="ce14">
            <text:p>22.070.409<text:s/></text:p>
          </table:table-cell>
          <table:table-cell office:value-type="float" office:value="165766889.21000001" table:style-name="ce14">
            <text:p>165.766.889<text:s/></text:p>
          </table:table-cell>
          <table:table-cell office:value-type="float" office:value="28077020" table:style-name="ce14">
            <text:p>28.077.020<text:s/></text:p>
          </table:table-cell>
          <table:table-cell office:value-type="float" office:value="23762286.09" table:style-name="ce14">
            <text:p>23.762.286<text:s/></text:p>
          </table:table-cell>
          <table:table-cell office:value-type="float" office:value="28846736.359999999" table:style-name="ce14">
            <text:p>28.846.736<text:s/></text:p>
          </table:table-cell>
          <table:table-cell office:value-type="float" office:value="20559903.77" table:style-name="ce14">
            <text:p>20.559.904<text:s/></text:p>
          </table:table-cell>
          <table:table-cell office:value-type="float" office:value="64869313.619999997" table:style-name="ce14">
            <text:p>64.869.314<text:s/></text:p>
          </table:table-cell>
          <table:table-cell office:value-type="float" office:value="13443389.109999999" table:style-name="ce14">
            <text:p>13.443.389<text:s/></text:p>
          </table:table-cell>
          <table:table-cell office:value-type="float" office:value="112140011.31999999" table:style-name="ce14">
            <text:p>112.140.011<text:s/></text:p>
          </table:table-cell>
          <table:table-cell office:value-type="float" office:value="380833611.02999997" table:style-name="ce14">
            <text:p>380.833.611<text:s/></text:p>
          </table:table-cell>
          <table:table-cell office:value-type="float" office:value="20022072.34" table:style-name="ce14">
            <text:p>20.022.072<text:s/></text:p>
          </table:table-cell>
          <table:table-cell office:value-type="float" office:value="8824286.7100000009" table:style-name="ce14">
            <text:p>8.824.287<text:s/></text:p>
          </table:table-cell>
          <table:table-cell office:value-type="float" office:value="3786630.24" table:style-name="ce14">
            <text:p>3.786.630<text:s/></text:p>
          </table:table-cell>
          <table:table-cell office:value-type="float" office:value="150862564.27000001" table:style-name="ce14">
            <text:p>150.862.564<text:s/></text:p>
          </table:table-cell>
          <table:table-cell office:value-type="float" office:value="64442808.390000001" table:style-name="ce14">
            <text:p>64.442.808<text:s/></text:p>
          </table:table-cell>
          <table:table-cell office:value-type="float" office:value="16702722.289999999" table:style-name="ce14">
            <text:p>16.702.722<text:s/></text:p>
          </table:table-cell>
          <table:table-cell office:value-type="float" office:value="983027060.97000003" table:style-name="ce14">
            <text:p>983.027.061<text:s/></text:p>
          </table:table-cell>
          <table:table-cell office:value-type="float" office:value="6203995.5999999996" table:style-name="ce14">
            <text:p>6.203.996<text:s/></text:p>
          </table:table-cell>
          <table:table-cell office:value-type="float" office:value="2507599339.5700002" table:style-name="ce15">
            <text:p>2.507.599.3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009368.0499999998" table:style-name="ce14">
            <text:p>6.009.368<text:s/></text:p>
          </table:table-cell>
          <table:table-cell office:value-type="float" office:value="16319387.92" table:style-name="ce14">
            <text:p>16.319.388<text:s/></text:p>
          </table:table-cell>
          <table:table-cell office:value-type="float" office:value="171437237.46000001" table:style-name="ce14">
            <text:p>171.437.237<text:s/></text:p>
          </table:table-cell>
          <table:table-cell office:value-type="float" office:value="3688277.84" table:style-name="ce14">
            <text:p>3.688.278<text:s/></text:p>
          </table:table-cell>
          <table:table-cell office:value-type="float" office:value="125821166.16" table:style-name="ce14">
            <text:p>125.821.166<text:s/></text:p>
          </table:table-cell>
          <table:table-cell office:value-type="float" office:value="87830334.870000005" table:style-name="ce14">
            <text:p>87.830.335<text:s/></text:p>
          </table:table-cell>
          <table:table-cell office:value-type="float" office:value="429889974.04999995" table:style-name="ce14">
            <text:p>429.889.974<text:s/></text:p>
          </table:table-cell>
          <table:table-cell office:value-type="float" office:value="84543308.890000001" table:style-name="ce14">
            <text:p>84.543.309<text:s/></text:p>
          </table:table-cell>
          <table:table-cell office:value-type="float" office:value="93513207.290000007" table:style-name="ce14">
            <text:p>93.513.207<text:s/></text:p>
          </table:table-cell>
          <table:table-cell office:value-type="float" office:value="25744542.280000001" table:style-name="ce14">
            <text:p>25.744.542<text:s/></text:p>
          </table:table-cell>
          <table:table-cell office:value-type="float" office:value="375924678.38" table:style-name="ce14">
            <text:p>375.924.678<text:s/></text:p>
          </table:table-cell>
          <table:table-cell office:value-type="float" office:value="51631241.090000004" table:style-name="ce14">
            <text:p>51.631.241<text:s/></text:p>
          </table:table-cell>
          <table:table-cell office:value-type="float" office:value="53251493.770000003" table:style-name="ce14">
            <text:p>53.251.494<text:s/></text:p>
          </table:table-cell>
          <table:table-cell office:value-type="float" office:value="54878487.520000003" table:style-name="ce14">
            <text:p>54.878.488<text:s/></text:p>
          </table:table-cell>
          <table:table-cell office:value-type="float" office:value="23745845.890000001" table:style-name="ce14">
            <text:p>23.745.846<text:s/></text:p>
          </table:table-cell>
          <table:table-cell office:value-type="float" office:value="89877873.439999998" table:style-name="ce14">
            <text:p>89.877.873<text:s/></text:p>
          </table:table-cell>
          <table:table-cell office:value-type="float" office:value="24684335.129999999" table:style-name="ce14">
            <text:p>24.684.335<text:s/></text:p>
          </table:table-cell>
          <table:table-cell office:value-type="float" office:value="420874348.93000001" table:style-name="ce14">
            <text:p>420.874.349<text:s/></text:p>
          </table:table-cell>
          <table:table-cell office:value-type="float" office:value="972931015.84000003" table:style-name="ce14">
            <text:p>972.931.016<text:s/></text:p>
          </table:table-cell>
          <table:table-cell office:value-type="float" office:value="22330637.449999999" table:style-name="ce14">
            <text:p>22.330.637<text:s/></text:p>
          </table:table-cell>
          <table:table-cell office:value-type="float" office:value="13577257.57" table:style-name="ce14">
            <text:p>13.577.258<text:s/></text:p>
          </table:table-cell>
          <table:table-cell office:value-type="float" office:value="8743980.6400000006" table:style-name="ce14">
            <text:p>8.743.981<text:s/></text:p>
          </table:table-cell>
          <table:table-cell office:value-type="float" office:value="317812280.67000002" table:style-name="ce14">
            <text:p>317.812.281<text:s/></text:p>
          </table:table-cell>
          <table:table-cell office:value-type="float" office:value="245055797.88" table:style-name="ce14">
            <text:p>245.055.798<text:s/></text:p>
          </table:table-cell>
          <table:table-cell office:value-type="float" office:value="14328495.630000001" table:style-name="ce14">
            <text:p>14.328.496<text:s/></text:p>
          </table:table-cell>
          <table:table-cell office:value-type="float" office:value="3523240699.96" table:style-name="ce14">
            <text:p>3.523.240.700<text:s/></text:p>
          </table:table-cell>
          <table:table-cell office:value-type="float" office:value="13180775.48" table:style-name="ce14">
            <text:p>13.180.775<text:s/></text:p>
          </table:table-cell>
          <table:table-cell office:value-type="float" office:value="7270866050.0799999" table:style-name="ce15">
            <text:p>7.270.866.0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3699.68" table:style-name="ce14">
            <text:p>33.700<text:s/></text:p>
          </table:table-cell>
          <table:table-cell office:value-type="float" office:value="238269.27" table:style-name="ce14">
            <text:p>238.269<text:s/></text:p>
          </table:table-cell>
          <table:table-cell office:value-type="float" office:value="947.22" table:style-name="ce14">
            <text:p>947<text:s/></text:p>
          </table:table-cell>
          <table:table-cell office:value-type="float" office:value="702305.76" table:style-name="ce14">
            <text:p>702.306<text:s/></text:p>
          </table:table-cell>
          <table:table-cell office:value-type="float" office:value="18070362.82" table:style-name="ce14">
            <text:p>18.070.363<text:s/></text:p>
          </table:table-cell>
          <table:table-cell office:value-type="float" office:value="123766280.45999999" table:style-name="ce14">
            <text:p>123.766.280<text:s/></text:p>
          </table:table-cell>
          <table:table-cell office:value-type="float" office:value="3923656.25" table:style-name="ce14">
            <text:p>3.923.656<text:s/></text:p>
          </table:table-cell>
          <table:table-cell office:value-type="float" office:value="277286.67" table:style-name="ce14">
            <text:p>277.28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406138.619999999" table:style-name="ce14">
            <text:p>10.406.139<text:s/></text:p>
          </table:table-cell>
          <table:table-cell office:value-type="float" office:value="74645.649999999994" table:style-name="ce14">
            <text:p>74.646<text:s/></text:p>
          </table:table-cell>
          <table:table-cell office:value-type="float" office:value="176384.02" table:style-name="ce14">
            <text:p>176.384<text:s/></text:p>
          </table:table-cell>
          <table:table-cell office:value-type="float" office:value="11897249.970000001" table:style-name="ce14">
            <text:p>11.897.250<text:s/></text:p>
          </table:table-cell>
          <table:table-cell office:value-type="float" office:value="735.95" table:style-name="ce14">
            <text:p>736<text:s/></text:p>
          </table:table-cell>
          <table:table-cell office:value-type="float" office:value="6769019.4699999997" table:style-name="ce14">
            <text:p>6.769.01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0650994.390000001" table:style-name="ce14">
            <text:p>60.650.994<text:s/></text:p>
          </table:table-cell>
          <table:table-cell office:value-type="float" office:value="187682718.31999999" table:style-name="ce14">
            <text:p>187.682.718<text:s/></text:p>
          </table:table-cell>
          <table:table-cell office:value-type="float" office:value="163357.32999999999" table:style-name="ce14">
            <text:p>163.357<text:s/></text:p>
          </table:table-cell>
          <table:table-cell office:value-type="float" office:value="337.22" table:style-name="ce14">
            <text:p>33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798340.009999998" table:style-name="ce14">
            <text:p>35.798.340<text:s/></text:p>
          </table:table-cell>
          <table:table-cell office:value-type="float" office:value="1397055.56" table:style-name="ce14">
            <text:p>1.397.056<text:s/></text:p>
          </table:table-cell>
          <table:table-cell office:value-type="float" office:value="295438" table:style-name="ce14">
            <text:p>295.438<text:s/></text:p>
          </table:table-cell>
          <table:table-cell office:value-type="float" office:value="1030088933.67" table:style-name="ce14">
            <text:p>1.030.088.934<text:s/></text:p>
          </table:table-cell>
          <table:table-cell office:value-type="float" office:value="4393.82" table:style-name="ce14">
            <text:p>4.394<text:s/></text:p>
          </table:table-cell>
          <table:table-cell office:value-type="float" office:value="1492418550.1299999" table:style-name="ce15">
            <text:p>1.492.418.5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009368.0499999998" table:style-name="ce14">
            <text:p>6.009.368<text:s/></text:p>
          </table:table-cell>
          <table:table-cell office:value-type="float" office:value="16285688.24" table:style-name="ce14">
            <text:p>16.285.688<text:s/></text:p>
          </table:table-cell>
          <table:table-cell office:value-type="float" office:value="171198968.19" table:style-name="ce14">
            <text:p>171.198.968<text:s/></text:p>
          </table:table-cell>
          <table:table-cell office:value-type="float" office:value="3687330.62" table:style-name="ce14">
            <text:p>3.687.331<text:s/></text:p>
          </table:table-cell>
          <table:table-cell office:value-type="float" office:value="125118860.39999999" table:style-name="ce14">
            <text:p>125.118.860<text:s/></text:p>
          </table:table-cell>
          <table:table-cell office:value-type="float" office:value="69759972.049999997" table:style-name="ce14">
            <text:p>69.759.972<text:s/></text:p>
          </table:table-cell>
          <table:table-cell office:value-type="float" office:value="306123693.59000003" table:style-name="ce14">
            <text:p>306.123.694<text:s/></text:p>
          </table:table-cell>
          <table:table-cell office:value-type="float" office:value="80619652.640000001" table:style-name="ce14">
            <text:p>80.619.653<text:s/></text:p>
          </table:table-cell>
          <table:table-cell office:value-type="float" office:value="93235920.61999999" table:style-name="ce14">
            <text:p>93.235.921<text:s/></text:p>
          </table:table-cell>
          <table:table-cell office:value-type="float" office:value="25744542.279999997" table:style-name="ce14">
            <text:p>25.744.542<text:s/></text:p>
          </table:table-cell>
          <table:table-cell office:value-type="float" office:value="365518539.75999999" table:style-name="ce14">
            <text:p>365.518.540<text:s/></text:p>
          </table:table-cell>
          <table:table-cell office:value-type="float" office:value="51556595.439999998" table:style-name="ce14">
            <text:p>51.556.595<text:s/></text:p>
          </table:table-cell>
          <table:table-cell office:value-type="float" office:value="53075109.75" table:style-name="ce14">
            <text:p>53.075.110<text:s/></text:p>
          </table:table-cell>
          <table:table-cell office:value-type="float" office:value="42981237.550000004" table:style-name="ce14">
            <text:p>42.981.238<text:s/></text:p>
          </table:table-cell>
          <table:table-cell office:value-type="float" office:value="23745109.940000001" table:style-name="ce14">
            <text:p>23.745.110<text:s/></text:p>
          </table:table-cell>
          <table:table-cell office:value-type="float" office:value="83108853.969999999" table:style-name="ce14">
            <text:p>83.108.854<text:s/></text:p>
          </table:table-cell>
          <table:table-cell office:value-type="float" office:value="24684335.130000003" table:style-name="ce14">
            <text:p>24.684.335<text:s/></text:p>
          </table:table-cell>
          <table:table-cell office:value-type="float" office:value="360223354.53999996" table:style-name="ce14">
            <text:p>360.223.355<text:s/></text:p>
          </table:table-cell>
          <table:table-cell office:value-type="float" office:value="785248297.51999998" table:style-name="ce14">
            <text:p>785.248.298<text:s/></text:p>
          </table:table-cell>
          <table:table-cell office:value-type="float" office:value="22167280.119999997" table:style-name="ce14">
            <text:p>22.167.280<text:s/></text:p>
          </table:table-cell>
          <table:table-cell office:value-type="float" office:value="13576920.35" table:style-name="ce14">
            <text:p>13.576.920<text:s/></text:p>
          </table:table-cell>
          <table:table-cell office:value-type="float" office:value="8743980.6400000006" table:style-name="ce14">
            <text:p>8.743.981<text:s/></text:p>
          </table:table-cell>
          <table:table-cell office:value-type="float" office:value="282013940.66000003" table:style-name="ce14">
            <text:p>282.013.941<text:s/></text:p>
          </table:table-cell>
          <table:table-cell office:value-type="float" office:value="243658742.32000002" table:style-name="ce14">
            <text:p>243.658.742<text:s/></text:p>
          </table:table-cell>
          <table:table-cell office:value-type="float" office:value="14033057.630000001" table:style-name="ce14">
            <text:p>14.033.058<text:s/></text:p>
          </table:table-cell>
          <table:table-cell office:value-type="float" office:value="2493151766.29" table:style-name="ce14">
            <text:p>2.493.151.766<text:s/></text:p>
          </table:table-cell>
          <table:table-cell office:value-type="float" office:value="13176381.66" table:style-name="ce14">
            <text:p>13.176.382<text:s/></text:p>
          </table:table-cell>
          <table:table-cell office:value-type="float" office:value="5778447499.9499998" table:style-name="ce15">
            <text:p>5.778.447.5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0319227.34" table:style-name="ce14">
            <text:p>10.319.227<text:s/></text:p>
          </table:table-cell>
          <table:table-cell office:value-type="float" office:value="36787374.859999999" table:style-name="ce14">
            <text:p>36.787.375<text:s/></text:p>
          </table:table-cell>
          <table:table-cell office:value-type="float" office:value="86276133.909999996" table:style-name="ce14">
            <text:p>86.276.134<text:s/></text:p>
          </table:table-cell>
          <table:table-cell office:value-type="float" office:value="6365516.9400000004" table:style-name="ce14">
            <text:p>6.365.517<text:s/></text:p>
          </table:table-cell>
          <table:table-cell office:value-type="float" office:value="184121023.24000001" table:style-name="ce14">
            <text:p>184.121.023<text:s/></text:p>
          </table:table-cell>
          <table:table-cell office:value-type="float" office:value="162610564.56" table:style-name="ce14">
            <text:p>162.610.565<text:s/></text:p>
          </table:table-cell>
          <table:table-cell office:value-type="float" office:value="4595986790.9700003" table:style-name="ce14">
            <text:p>4.595.986.791<text:s/></text:p>
          </table:table-cell>
          <table:table-cell office:value-type="float" office:value="118704432.93000001" table:style-name="ce14">
            <text:p>118.704.433<text:s/></text:p>
          </table:table-cell>
          <table:table-cell office:value-type="float" office:value="119503456.03" table:style-name="ce14">
            <text:p>119.503.456<text:s/></text:p>
          </table:table-cell>
          <table:table-cell office:value-type="float" office:value="40355802.049999997" table:style-name="ce14">
            <text:p>40.355.802<text:s/></text:p>
          </table:table-cell>
          <table:table-cell office:value-type="float" office:value="569258524.04999995" table:style-name="ce14">
            <text:p>569.258.524<text:s/></text:p>
          </table:table-cell>
          <table:table-cell office:value-type="float" office:value="48673253.5" table:style-name="ce14">
            <text:p>48.673.254<text:s/></text:p>
          </table:table-cell>
          <table:table-cell office:value-type="float" office:value="78332085.640000001" table:style-name="ce14">
            <text:p>78.332.086<text:s/></text:p>
          </table:table-cell>
          <table:table-cell office:value-type="float" office:value="93191130.370000005" table:style-name="ce14">
            <text:p>93.191.130<text:s/></text:p>
          </table:table-cell>
          <table:table-cell office:value-type="float" office:value="70355075.670000002" table:style-name="ce14">
            <text:p>70.355.076<text:s/></text:p>
          </table:table-cell>
          <table:table-cell office:value-type="float" office:value="159830559.37" table:style-name="ce14">
            <text:p>159.830.559<text:s/></text:p>
          </table:table-cell>
          <table:table-cell office:value-type="float" office:value="33092127.109999999" table:style-name="ce14">
            <text:p>33.092.127<text:s/></text:p>
          </table:table-cell>
          <table:table-cell office:value-type="float" office:value="411274799.91000003" table:style-name="ce14">
            <text:p>411.274.800<text:s/></text:p>
          </table:table-cell>
          <table:table-cell office:value-type="float" office:value="2268739228.6500001" table:style-name="ce14">
            <text:p>2.268.739.229<text:s/></text:p>
          </table:table-cell>
          <table:table-cell office:value-type="float" office:value="59231900.640000001" table:style-name="ce14">
            <text:p>59.231.901<text:s/></text:p>
          </table:table-cell>
          <table:table-cell office:value-type="float" office:value="23975213.57" table:style-name="ce14">
            <text:p>23.975.214<text:s/></text:p>
          </table:table-cell>
          <table:table-cell office:value-type="float" office:value="9669190.7400000002" table:style-name="ce14">
            <text:p>9.669.191<text:s/></text:p>
          </table:table-cell>
          <table:table-cell office:value-type="float" office:value="502756219.61000001" table:style-name="ce14">
            <text:p>502.756.220<text:s/></text:p>
          </table:table-cell>
          <table:table-cell office:value-type="float" office:value="248730222.84" table:style-name="ce14">
            <text:p>248.730.223<text:s/></text:p>
          </table:table-cell>
          <table:table-cell office:value-type="float" office:value="36729350.07" table:style-name="ce14">
            <text:p>36.729.350<text:s/></text:p>
          </table:table-cell>
          <table:table-cell office:value-type="float" office:value="6785382934.8000002" table:style-name="ce14">
            <text:p>6.785.382.935<text:s/></text:p>
          </table:table-cell>
          <table:table-cell office:value-type="float" office:value="14945346.16" table:style-name="ce14">
            <text:p>14.945.346<text:s/></text:p>
          </table:table-cell>
          <table:table-cell office:value-type="float" office:value="16775197485.529999" table:style-name="ce15">
            <text:p>16.775.197.4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799642.8000000007" table:style-name="ce14">
            <text:p>9.799.643<text:s/></text:p>
          </table:table-cell>
          <table:table-cell office:value-type="float" office:value="33966646.869999997" table:style-name="ce14">
            <text:p>33.966.647<text:s/></text:p>
          </table:table-cell>
          <table:table-cell office:value-type="float" office:value="69890519.060000002" table:style-name="ce14">
            <text:p>69.890.519<text:s/></text:p>
          </table:table-cell>
          <table:table-cell office:value-type="float" office:value="6137590.46" table:style-name="ce14">
            <text:p>6.137.590<text:s/></text:p>
          </table:table-cell>
          <table:table-cell office:value-type="float" office:value="147131174.44" table:style-name="ce14">
            <text:p>147.131.174<text:s/></text:p>
          </table:table-cell>
          <table:table-cell office:value-type="float" office:value="134166258.97" table:style-name="ce14">
            <text:p>134.166.259<text:s/></text:p>
          </table:table-cell>
          <table:table-cell office:value-type="float" office:value="3869491553.7200003" table:style-name="ce14">
            <text:p>3.869.491.554<text:s/></text:p>
          </table:table-cell>
          <table:table-cell office:value-type="float" office:value="85802435.430000007" table:style-name="ce14">
            <text:p>85.802.435<text:s/></text:p>
          </table:table-cell>
          <table:table-cell office:value-type="float" office:value="101087262.42" table:style-name="ce14">
            <text:p>101.087.262<text:s/></text:p>
          </table:table-cell>
          <table:table-cell office:value-type="float" office:value="36132617.939999998" table:style-name="ce14">
            <text:p>36.132.618<text:s/></text:p>
          </table:table-cell>
          <table:table-cell office:value-type="float" office:value="433566248.12" table:style-name="ce14">
            <text:p>433.566.248<text:s/></text:p>
          </table:table-cell>
          <table:table-cell office:value-type="float" office:value="42456724.710000001" table:style-name="ce14">
            <text:p>42.456.725<text:s/></text:p>
          </table:table-cell>
          <table:table-cell office:value-type="float" office:value="65566651.740000002" table:style-name="ce14">
            <text:p>65.566.652<text:s/></text:p>
          </table:table-cell>
          <table:table-cell office:value-type="float" office:value="81439042.650000006" table:style-name="ce14">
            <text:p>81.439.043<text:s/></text:p>
          </table:table-cell>
          <table:table-cell office:value-type="float" office:value="67046238.380000003" table:style-name="ce14">
            <text:p>67.046.238<text:s/></text:p>
          </table:table-cell>
          <table:table-cell office:value-type="float" office:value="137809921.19" table:style-name="ce14">
            <text:p>137.809.921<text:s/></text:p>
          </table:table-cell>
          <table:table-cell office:value-type="float" office:value="30873151.32" table:style-name="ce14">
            <text:p>30.873.151<text:s/></text:p>
          </table:table-cell>
          <table:table-cell office:value-type="float" office:value="299020704.23000002" table:style-name="ce14">
            <text:p>299.020.704<text:s/></text:p>
          </table:table-cell>
          <table:table-cell office:value-type="float" office:value="1140211153.4400001" table:style-name="ce14">
            <text:p>1.140.211.153<text:s/></text:p>
          </table:table-cell>
          <table:table-cell office:value-type="float" office:value="54431701.399999999" table:style-name="ce14">
            <text:p>54.431.701<text:s/></text:p>
          </table:table-cell>
          <table:table-cell office:value-type="float" office:value="20873031.43" table:style-name="ce14">
            <text:p>20.873.031<text:s/></text:p>
          </table:table-cell>
          <table:table-cell office:value-type="float" office:value="8946421.6899999995" table:style-name="ce14">
            <text:p>8.946.422<text:s/></text:p>
          </table:table-cell>
          <table:table-cell office:value-type="float" office:value="370989927.45999998" table:style-name="ce14">
            <text:p>370.989.927<text:s/></text:p>
          </table:table-cell>
          <table:table-cell office:value-type="float" office:value="185583056.27000001" table:style-name="ce14">
            <text:p>185.583.056<text:s/></text:p>
          </table:table-cell>
          <table:table-cell office:value-type="float" office:value="32114697.300000001" table:style-name="ce14">
            <text:p>32.114.697<text:s/></text:p>
          </table:table-cell>
          <table:table-cell office:value-type="float" office:value="3024379067.3499999" table:style-name="ce14">
            <text:p>3.024.379.067<text:s/></text:p>
          </table:table-cell>
          <table:table-cell office:value-type="float" office:value="12697599.77" table:style-name="ce14">
            <text:p>12.697.600<text:s/></text:p>
          </table:table-cell>
          <table:table-cell office:value-type="float" office:value="10501611040.559999" table:style-name="ce15">
            <text:p>10.501.611.0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99812.5" table:style-name="ce14">
            <text:p>299.813<text:s/></text:p>
          </table:table-cell>
          <table:table-cell office:value-type="float" office:value="1158567.22" table:style-name="ce14">
            <text:p>1.158.567<text:s/></text:p>
          </table:table-cell>
          <table:table-cell office:value-type="float" office:value="4098520.47" table:style-name="ce14">
            <text:p>4.098.520<text:s/></text:p>
          </table:table-cell>
          <table:table-cell office:value-type="float" office:value="69064.25" table:style-name="ce14">
            <text:p>69.064<text:s/></text:p>
          </table:table-cell>
          <table:table-cell office:value-type="float" office:value="9839194.1500000004" table:style-name="ce14">
            <text:p>9.839.194<text:s/></text:p>
          </table:table-cell>
          <table:table-cell office:value-type="float" office:value="14367816.02" table:style-name="ce14">
            <text:p>14.367.816<text:s/></text:p>
          </table:table-cell>
          <table:table-cell office:value-type="float" office:value="451925551.11999995" table:style-name="ce14">
            <text:p>451.925.551<text:s/></text:p>
          </table:table-cell>
          <table:table-cell office:value-type="float" office:value="12001665.76" table:style-name="ce14">
            <text:p>12.001.666<text:s/></text:p>
          </table:table-cell>
          <table:table-cell office:value-type="float" office:value="8329040.9500000002" table:style-name="ce14">
            <text:p>8.329.041<text:s/></text:p>
          </table:table-cell>
          <table:table-cell office:value-type="float" office:value="1198607.3700000001" table:style-name="ce14">
            <text:p>1.198.607<text:s/></text:p>
          </table:table-cell>
          <table:table-cell office:value-type="float" office:value="64389848.060000002" table:style-name="ce14">
            <text:p>64.389.848<text:s/></text:p>
          </table:table-cell>
          <table:table-cell office:value-type="float" office:value="3390296.31" table:style-name="ce14">
            <text:p>3.390.296<text:s/></text:p>
          </table:table-cell>
          <table:table-cell office:value-type="float" office:value="5703678.7599999998" table:style-name="ce14">
            <text:p>5.703.679<text:s/></text:p>
          </table:table-cell>
          <table:table-cell office:value-type="float" office:value="6210066.3399999999" table:style-name="ce14">
            <text:p>6.210.066<text:s/></text:p>
          </table:table-cell>
          <table:table-cell office:value-type="float" office:value="1528777.18" table:style-name="ce14">
            <text:p>1.528.777<text:s/></text:p>
          </table:table-cell>
          <table:table-cell office:value-type="float" office:value="10044275.67" table:style-name="ce14">
            <text:p>10.044.276<text:s/></text:p>
          </table:table-cell>
          <table:table-cell office:value-type="float" office:value="597641.81000000006" table:style-name="ce14">
            <text:p>597.642<text:s/></text:p>
          </table:table-cell>
          <table:table-cell office:value-type="float" office:value="57254454.920000002" table:style-name="ce14">
            <text:p>57.254.455<text:s/></text:p>
          </table:table-cell>
          <table:table-cell office:value-type="float" office:value="601952042.91999996" table:style-name="ce14">
            <text:p>601.952.043<text:s/></text:p>
          </table:table-cell>
          <table:table-cell office:value-type="float" office:value="1649259.9" table:style-name="ce14">
            <text:p>1.649.260<text:s/></text:p>
          </table:table-cell>
          <table:table-cell office:value-type="float" office:value="2141401.62" table:style-name="ce14">
            <text:p>2.141.402<text:s/></text:p>
          </table:table-cell>
          <table:table-cell office:value-type="float" office:value="141912.20000000001" table:style-name="ce14">
            <text:p>141.912<text:s/></text:p>
          </table:table-cell>
          <table:table-cell office:value-type="float" office:value="80169289.969999999" table:style-name="ce14">
            <text:p>80.169.290<text:s/></text:p>
          </table:table-cell>
          <table:table-cell office:value-type="float" office:value="38353745.350000001" table:style-name="ce14">
            <text:p>38.353.745<text:s/></text:p>
          </table:table-cell>
          <table:table-cell office:value-type="float" office:value="1592357.5" table:style-name="ce14">
            <text:p>1.592.358<text:s/></text:p>
          </table:table-cell>
          <table:table-cell office:value-type="float" office:value="2127473281.24" table:style-name="ce14">
            <text:p>2.127.473.281<text:s/></text:p>
          </table:table-cell>
          <table:table-cell office:value-type="float" office:value="469973.9" table:style-name="ce14">
            <text:p>469.974<text:s/></text:p>
          </table:table-cell>
          <table:table-cell office:value-type="float" office:value="3506350143.4599996" table:style-name="ce15">
            <text:p>3.506.350.1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3461.25" table:style-name="ce14">
            <text:p>23.461<text:s/></text:p>
          </table:table-cell>
          <table:table-cell office:value-type="float" office:value="129660.46" table:style-name="ce14">
            <text:p>129.660<text:s/></text:p>
          </table:table-cell>
          <table:table-cell office:value-type="float" office:value="8285423.2999999998" table:style-name="ce14">
            <text:p>8.285.423<text:s/></text:p>
          </table:table-cell>
          <table:table-cell office:value-type="float" office:value="9978.81" table:style-name="ce14">
            <text:p>9.979<text:s/></text:p>
          </table:table-cell>
          <table:table-cell office:value-type="float" office:value="15050717.16" table:style-name="ce14">
            <text:p>15.050.717<text:s/></text:p>
          </table:table-cell>
          <table:table-cell office:value-type="float" office:value="5896250.3899999997" table:style-name="ce14">
            <text:p>5.896.250<text:s/></text:p>
          </table:table-cell>
          <table:table-cell office:value-type="float" office:value="135669256.36000001" table:style-name="ce14">
            <text:p>135.669.256<text:s/></text:p>
          </table:table-cell>
          <table:table-cell office:value-type="float" office:value="14555863.619999999" table:style-name="ce14">
            <text:p>14.555.864<text:s/></text:p>
          </table:table-cell>
          <table:table-cell office:value-type="float" office:value="4022289.41" table:style-name="ce14">
            <text:p>4.022.289<text:s/></text:p>
          </table:table-cell>
          <table:table-cell office:value-type="float" office:value="763830.44" table:style-name="ce14">
            <text:p>763.830<text:s/></text:p>
          </table:table-cell>
          <table:table-cell office:value-type="float" office:value="35481085.130000003" table:style-name="ce14">
            <text:p>35.481.085<text:s/></text:p>
          </table:table-cell>
          <table:table-cell office:value-type="float" office:value="627676.38" table:style-name="ce14">
            <text:p>627.676<text:s/></text:p>
          </table:table-cell>
          <table:table-cell office:value-type="float" office:value="2525195.59" table:style-name="ce14">
            <text:p>2.525.196<text:s/></text:p>
          </table:table-cell>
          <table:table-cell office:value-type="float" office:value="1909352.83" table:style-name="ce14">
            <text:p>1.909.353<text:s/></text:p>
          </table:table-cell>
          <table:table-cell office:value-type="float" office:value="360269.51" table:style-name="ce14">
            <text:p>360.270<text:s/></text:p>
          </table:table-cell>
          <table:table-cell office:value-type="float" office:value="4464329.18" table:style-name="ce14">
            <text:p>4.464.329<text:s/></text:p>
          </table:table-cell>
          <table:table-cell office:value-type="float" office:value="138028.09" table:style-name="ce14">
            <text:p>138.028<text:s/></text:p>
          </table:table-cell>
          <table:table-cell office:value-type="float" office:value="34549828.960000001" table:style-name="ce14">
            <text:p>34.549.829<text:s/></text:p>
          </table:table-cell>
          <table:table-cell office:value-type="float" office:value="444190248.16000003" table:style-name="ce14">
            <text:p>444.190.248<text:s/></text:p>
          </table:table-cell>
          <table:table-cell office:value-type="float" office:value="1270464.74" table:style-name="ce14">
            <text:p>1.270.465<text:s/></text:p>
          </table:table-cell>
          <table:table-cell office:value-type="float" office:value="112555.25" table:style-name="ce14">
            <text:p>112.555<text:s/></text:p>
          </table:table-cell>
          <table:table-cell office:value-type="float" office:value="451.92" table:style-name="ce14">
            <text:p>452<text:s/></text:p>
          </table:table-cell>
          <table:table-cell office:value-type="float" office:value="15269955" table:style-name="ce14">
            <text:p>15.269.955<text:s/></text:p>
          </table:table-cell>
          <table:table-cell office:value-type="float" office:value="9707633.6400000006" table:style-name="ce14">
            <text:p>9.707.634<text:s/></text:p>
          </table:table-cell>
          <table:table-cell office:value-type="float" office:value="1013114.1" table:style-name="ce14">
            <text:p>1.013.114<text:s/></text:p>
          </table:table-cell>
          <table:table-cell office:value-type="float" office:value="1227092584.3599999" table:style-name="ce14">
            <text:p>1.227.092.584<text:s/></text:p>
          </table:table-cell>
          <table:table-cell office:value-type="float" office:value="207703.2" table:style-name="ce14">
            <text:p>207.703<text:s/></text:p>
          </table:table-cell>
          <table:table-cell office:value-type="float" office:value="1963327207.24" table:style-name="ce15">
            <text:p>1.963.327.2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196310.78999999998" table:style-name="ce14">
            <text:p>196.311<text:s/></text:p>
          </table:table-cell>
          <table:table-cell office:value-type="float" office:value="1532500.31" table:style-name="ce14">
            <text:p>1.532.500<text:s/></text:p>
          </table:table-cell>
          <table:table-cell office:value-type="float" office:value="4001671.0799999996" table:style-name="ce14">
            <text:p>4.001.671<text:s/></text:p>
          </table:table-cell>
          <table:table-cell office:value-type="float" office:value="148883.42000000001" table:style-name="ce14">
            <text:p>148.883<text:s/></text:p>
          </table:table-cell>
          <table:table-cell office:value-type="float" office:value="12099937.49" table:style-name="ce14">
            <text:p>12.099.937<text:s/></text:p>
          </table:table-cell>
          <table:table-cell office:value-type="float" office:value="8180239.1799999997" table:style-name="ce14">
            <text:p>8.180.239<text:s/></text:p>
          </table:table-cell>
          <table:table-cell office:value-type="float" office:value="138900429.77000001" table:style-name="ce14">
            <text:p>138.900.430<text:s/></text:p>
          </table:table-cell>
          <table:table-cell office:value-type="float" office:value="6344468.1200000001" table:style-name="ce14">
            <text:p>6.344.468<text:s/></text:p>
          </table:table-cell>
          <table:table-cell office:value-type="float" office:value="6064863.25" table:style-name="ce14">
            <text:p>6.064.863<text:s/></text:p>
          </table:table-cell>
          <table:table-cell office:value-type="float" office:value="2260746.2999999998" table:style-name="ce14">
            <text:p>2.260.746<text:s/></text:p>
          </table:table-cell>
          <table:table-cell office:value-type="float" office:value="35821342.740000002" table:style-name="ce14">
            <text:p>35.821.343<text:s/></text:p>
          </table:table-cell>
          <table:table-cell office:value-type="float" office:value="2198556.1" table:style-name="ce14">
            <text:p>2.198.556<text:s/></text:p>
          </table:table-cell>
          <table:table-cell office:value-type="float" office:value="4536559.55" table:style-name="ce14">
            <text:p>4.536.560<text:s/></text:p>
          </table:table-cell>
          <table:table-cell office:value-type="float" office:value="3632668.55" table:style-name="ce14">
            <text:p>3.632.669<text:s/></text:p>
          </table:table-cell>
          <table:table-cell office:value-type="float" office:value="1419790.5999999999" table:style-name="ce14">
            <text:p>1.419.791<text:s/></text:p>
          </table:table-cell>
          <table:table-cell office:value-type="float" office:value="7512033.3300000001" table:style-name="ce14">
            <text:p>7.512.033<text:s/></text:p>
          </table:table-cell>
          <table:table-cell office:value-type="float" office:value="1483305.8900000001" table:style-name="ce14">
            <text:p>1.483.306<text:s/></text:p>
          </table:table-cell>
          <table:table-cell office:value-type="float" office:value="20449811.800000001" table:style-name="ce14">
            <text:p>20.449.812<text:s/></text:p>
          </table:table-cell>
          <table:table-cell office:value-type="float" office:value="82385784.13000001" table:style-name="ce14">
            <text:p>82.385.784<text:s/></text:p>
          </table:table-cell>
          <table:table-cell office:value-type="float" office:value="1880474.6" table:style-name="ce14">
            <text:p>1.880.475<text:s/></text:p>
          </table:table-cell>
          <table:table-cell office:value-type="float" office:value="848225.27" table:style-name="ce14">
            <text:p>848.225<text:s/></text:p>
          </table:table-cell>
          <table:table-cell office:value-type="float" office:value="580404.92999999993" table:style-name="ce14">
            <text:p>580.405<text:s/></text:p>
          </table:table-cell>
          <table:table-cell office:value-type="float" office:value="36327047.18" table:style-name="ce14">
            <text:p>36.327.047<text:s/></text:p>
          </table:table-cell>
          <table:table-cell office:value-type="float" office:value="15085787.58" table:style-name="ce14">
            <text:p>15.085.788<text:s/></text:p>
          </table:table-cell>
          <table:table-cell office:value-type="float" office:value="2009181.17" table:style-name="ce14">
            <text:p>2.009.181<text:s/></text:p>
          </table:table-cell>
          <table:table-cell office:value-type="float" office:value="406438001.85000002" table:style-name="ce14">
            <text:p>406.438.002<text:s/></text:p>
          </table:table-cell>
          <table:table-cell office:value-type="float" office:value="1570069.29" table:style-name="ce14">
            <text:p>1.570.069<text:s/></text:p>
          </table:table-cell>
          <table:table-cell office:value-type="float" office:value="803909094.2700001" table:style-name="ce15">
            <text:p>803.909.0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99949.03" table:style-name="ce14">
            <text:p>99.949<text:s/></text:p>
          </table:table-cell>
          <table:table-cell office:value-type="float" office:value="254037.01" table:style-name="ce14">
            <text:p>254.037<text:s/></text:p>
          </table:table-cell>
          <table:table-cell office:value-type="float" office:value="1335003.97" table:style-name="ce14">
            <text:p>1.335.004<text:s/></text:p>
          </table:table-cell>
          <table:table-cell office:value-type="float" office:value="53299.93" table:style-name="ce14">
            <text:p>53.300<text:s/></text:p>
          </table:table-cell>
          <table:table-cell office:value-type="float" office:value="3109356.83" table:style-name="ce14">
            <text:p>3.109.357<text:s/></text:p>
          </table:table-cell>
          <table:table-cell office:value-type="float" office:value="4351533" table:style-name="ce14">
            <text:p>4.351.533<text:s/></text:p>
          </table:table-cell>
          <table:table-cell office:value-type="float" office:value="489592143.93000001" table:style-name="ce14">
            <text:p>489.592.144<text:s/></text:p>
          </table:table-cell>
          <table:table-cell office:value-type="float" office:value="8278509.9800000004" table:style-name="ce14">
            <text:p>8.278.510<text:s/></text:p>
          </table:table-cell>
          <table:table-cell office:value-type="float" office:value="3813147.79" table:style-name="ce14">
            <text:p>3.813.148<text:s/></text:p>
          </table:table-cell>
          <table:table-cell office:value-type="float" office:value="290993.13" table:style-name="ce14">
            <text:p>290.993<text:s/></text:p>
          </table:table-cell>
          <table:table-cell office:value-type="float" office:value="58857934.950000003" table:style-name="ce14">
            <text:p>58.857.935<text:s/></text:p>
          </table:table-cell>
          <table:table-cell office:value-type="float" office:value="1677289.28" table:style-name="ce14">
            <text:p>1.677.289<text:s/></text:p>
          </table:table-cell>
          <table:table-cell office:value-type="float" office:value="5459549.1600000001" table:style-name="ce14">
            <text:p>5.459.549<text:s/></text:p>
          </table:table-cell>
          <table:table-cell office:value-type="float" office:value="10873564.08" table:style-name="ce14">
            <text:p>10.873.564<text:s/></text:p>
          </table:table-cell>
          <table:table-cell office:value-type="float" office:value="718191.1" table:style-name="ce14">
            <text:p>718.191<text:s/></text:p>
          </table:table-cell>
          <table:table-cell office:value-type="float" office:value="9939893.8399999999" table:style-name="ce14">
            <text:p>9.939.894<text:s/></text:p>
          </table:table-cell>
          <table:table-cell office:value-type="float" office:value="180700.69" table:style-name="ce14">
            <text:p>180.701<text:s/></text:p>
          </table:table-cell>
          <table:table-cell office:value-type="float" office:value="30922068.390000001" table:style-name="ce14">
            <text:p>30.922.068<text:s/></text:p>
          </table:table-cell>
          <table:table-cell office:value-type="float" office:value="145157117.5" table:style-name="ce14">
            <text:p>145.157.118<text:s/></text:p>
          </table:table-cell>
          <table:table-cell office:value-type="float" office:value="896099.3" table:style-name="ce14">
            <text:p>896.099<text:s/></text:p>
          </table:table-cell>
          <table:table-cell office:value-type="float" office:value="1961581.68" table:style-name="ce14">
            <text:p>1.961.582<text:s/></text:p>
          </table:table-cell>
          <table:table-cell office:value-type="float" office:value="16435.919999999998" table:style-name="ce14">
            <text:p>16.436<text:s/></text:p>
          </table:table-cell>
          <table:table-cell office:value-type="float" office:value="59560671.740000002" table:style-name="ce14">
            <text:p>59.560.672<text:s/></text:p>
          </table:table-cell>
          <table:table-cell office:value-type="float" office:value="10230999.98" table:style-name="ce14">
            <text:p>10.231.000<text:s/></text:p>
          </table:table-cell>
          <table:table-cell office:value-type="float" office:value="3007441.38" table:style-name="ce14">
            <text:p>3.007.441<text:s/></text:p>
          </table:table-cell>
          <table:table-cell office:value-type="float" office:value="1899550239.55" table:style-name="ce14">
            <text:p>1.899.550.240<text:s/></text:p>
          </table:table-cell>
          <table:table-cell office:value-type="float" office:value="96487.1" table:style-name="ce14">
            <text:p>96.487<text:s/></text:p>
          </table:table-cell>
          <table:table-cell office:value-type="float" office:value="2750284240.2399998" table:style-name="ce15">
            <text:p>2.750.284.2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52336.34" table:style-name="ce14">
            <text:p>52.336<text:s/></text:p>
          </table:table-cell>
          <table:table-cell office:value-type="float" office:value="222085.76000000001" table:style-name="ce14">
            <text:p>222.086<text:s/></text:p>
          </table:table-cell>
          <table:table-cell office:value-type="float" office:value="149374.82999999999" table:style-name="ce14">
            <text:p>149.375<text:s/></text:p>
          </table:table-cell>
          <table:table-cell office:value-type="float" office:value="20462.91" table:style-name="ce14">
            <text:p>20.463<text:s/></text:p>
          </table:table-cell>
          <table:table-cell office:value-type="float" office:value="2773539.13" table:style-name="ce14">
            <text:p>2.773.539<text:s/></text:p>
          </table:table-cell>
          <table:table-cell office:value-type="float" office:value="216388.98" table:style-name="ce14">
            <text:p>216.389<text:s/></text:p>
          </table:table-cell>
          <table:table-cell office:value-type="float" office:value="81780.81" table:style-name="ce14">
            <text:p>81.781<text:s/></text:p>
          </table:table-cell>
          <table:table-cell office:value-type="float" office:value="461105.7" table:style-name="ce14">
            <text:p>461.106<text:s/></text:p>
          </table:table-cell>
          <table:table-cell office:value-type="float" office:value="9037288.2699999996" table:style-name="ce14">
            <text:p>9.037.288<text:s/></text:p>
          </table:table-cell>
          <table:table-cell office:value-type="float" office:value="438221.86" table:style-name="ce14">
            <text:p>438.222<text:s/></text:p>
          </table:table-cell>
          <table:table-cell office:value-type="float" office:value="7439535.9699999997" table:style-name="ce14">
            <text:p>7.439.536<text:s/></text:p>
          </table:table-cell>
          <table:table-cell office:value-type="float" office:value="24706390.829999998" table:style-name="ce14">
            <text:p>24.706.391<text:s/></text:p>
          </table:table-cell>
          <table:table-cell office:value-type="float" office:value="13859020.470000001" table:style-name="ce14">
            <text:p>13.859.020<text:s/></text:p>
          </table:table-cell>
          <table:table-cell office:value-type="float" office:value="3041073.8" table:style-name="ce14">
            <text:p>3.041.074<text:s/></text:p>
          </table:table-cell>
          <table:table-cell office:value-type="float" office:value="215851.11" table:style-name="ce14">
            <text:p>215.851<text:s/></text:p>
          </table:table-cell>
          <table:table-cell office:value-type="float" office:value="859776.22" table:style-name="ce14">
            <text:p>859.776<text:s/></text:p>
          </table:table-cell>
          <table:table-cell office:value-type="float" office:value="869223.43" table:style-name="ce14">
            <text:p>869.223<text:s/></text:p>
          </table:table-cell>
          <table:table-cell office:value-type="float" office:value="8842968.4499999993" table:style-name="ce14">
            <text:p>8.842.968<text:s/></text:p>
          </table:table-cell>
          <table:table-cell office:value-type="float" office:value="785873.08" table:style-name="ce14">
            <text:p>785.873<text:s/></text:p>
          </table:table-cell>
          <table:table-cell office:value-type="float" office:value="243685.38" table:style-name="ce14">
            <text:p>243.685<text:s/></text:p>
          </table:table-cell>
          <table:table-cell office:value-type="float" office:value="395867.67" table:style-name="ce14">
            <text:p>395.868<text:s/></text:p>
          </table:table-cell>
          <table:table-cell office:value-type="float" office:value="174148.61" table:style-name="ce14">
            <text:p>174.149<text:s/></text:p>
          </table:table-cell>
          <table:table-cell office:value-type="float" office:value="9580467.5899999999" table:style-name="ce14">
            <text:p>9.580.468<text:s/></text:p>
          </table:table-cell>
          <table:table-cell office:value-type="float" office:value="1287312.76" table:style-name="ce14">
            <text:p>1.287.313<text:s/></text:p>
          </table:table-cell>
          <table:table-cell office:value-type="float" office:value="186544.42" table:style-name="ce14">
            <text:p>186.544<text:s/></text:p>
          </table:table-cell>
          <table:table-cell office:value-type="float" office:value="16665032.76" table:style-name="ce14">
            <text:p>16.665.033<text:s/></text:p>
          </table:table-cell>
          <table:table-cell office:value-type="float" office:value="1006801.89" table:style-name="ce14">
            <text:p>1.006.802<text:s/></text:p>
          </table:table-cell>
          <table:table-cell office:value-type="float" office:value="103612159.03" table:style-name="ce15">
            <text:p>103.612.1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060446.18" table:style-name="ce14">
            <text:p>10.060.446<text:s/></text:p>
          </table:table-cell>
          <table:table-cell office:value-type="float" office:value="49076244.130000003" table:style-name="ce14">
            <text:p>49.076.244<text:s/></text:p>
          </table:table-cell>
          <table:table-cell office:value-type="float" office:value="333227621.72000003" table:style-name="ce14">
            <text:p>333.227.622<text:s/></text:p>
          </table:table-cell>
          <table:table-cell office:value-type="float" office:value="5703702.6900000004" table:style-name="ce14">
            <text:p>5.703.703<text:s/></text:p>
          </table:table-cell>
          <table:table-cell office:value-type="float" office:value="427083262.68000001" table:style-name="ce14">
            <text:p>427.083.263<text:s/></text:p>
          </table:table-cell>
          <table:table-cell office:value-type="float" office:value="252294737.84999999" table:style-name="ce14">
            <text:p>252.294.738<text:s/></text:p>
          </table:table-cell>
          <table:table-cell office:value-type="float" office:value="949965789.88999999" table:style-name="ce14">
            <text:p>949.965.790<text:s/></text:p>
          </table:table-cell>
          <table:table-cell office:value-type="float" office:value="277224966.24000001" table:style-name="ce14">
            <text:p>277.224.966<text:s/></text:p>
          </table:table-cell>
          <table:table-cell office:value-type="float" office:value="214260596.38" table:style-name="ce14">
            <text:p>214.260.596<text:s/></text:p>
          </table:table-cell>
          <table:table-cell office:value-type="float" office:value="177369884.31" table:style-name="ce14">
            <text:p>177.369.884<text:s/></text:p>
          </table:table-cell>
          <table:table-cell office:value-type="float" office:value="767388817.05999994" table:style-name="ce14">
            <text:p>767.388.817<text:s/></text:p>
          </table:table-cell>
          <table:table-cell office:value-type="float" office:value="71540677.510000005" table:style-name="ce14">
            <text:p>71.540.678<text:s/></text:p>
          </table:table-cell>
          <table:table-cell office:value-type="float" office:value="113062376.12" table:style-name="ce14">
            <text:p>113.062.376<text:s/></text:p>
          </table:table-cell>
          <table:table-cell office:value-type="float" office:value="108445871.87" table:style-name="ce14">
            <text:p>108.445.872<text:s/></text:p>
          </table:table-cell>
          <table:table-cell office:value-type="float" office:value="51747169.890000001" table:style-name="ce14">
            <text:p>51.747.170<text:s/></text:p>
          </table:table-cell>
          <table:table-cell office:value-type="float" office:value="387664160.81999999" table:style-name="ce14">
            <text:p>387.664.161<text:s/></text:p>
          </table:table-cell>
          <table:table-cell office:value-type="float" office:value="53154918.5" table:style-name="ce14">
            <text:p>53.154.919<text:s/></text:p>
          </table:table-cell>
          <table:table-cell office:value-type="float" office:value="959422927.36000001" table:style-name="ce14">
            <text:p>959.422.927<text:s/></text:p>
          </table:table-cell>
          <table:table-cell office:value-type="float" office:value="2929677004.0500002" table:style-name="ce14">
            <text:p>2.929.677.004<text:s/></text:p>
          </table:table-cell>
          <table:table-cell office:value-type="float" office:value="65564766.509999998" table:style-name="ce14">
            <text:p>65.564.767<text:s/></text:p>
          </table:table-cell>
          <table:table-cell office:value-type="float" office:value="31759759" table:style-name="ce14">
            <text:p>31.759.759<text:s/></text:p>
          </table:table-cell>
          <table:table-cell office:value-type="float" office:value="9087908.4199999999" table:style-name="ce14">
            <text:p>9.087.908<text:s/></text:p>
          </table:table-cell>
          <table:table-cell office:value-type="float" office:value="864974205.21000004" table:style-name="ce14">
            <text:p>864.974.205<text:s/></text:p>
          </table:table-cell>
          <table:table-cell office:value-type="float" office:value="806024780.48000002" table:style-name="ce14">
            <text:p>806.024.780<text:s/></text:p>
          </table:table-cell>
          <table:table-cell office:value-type="float" office:value="36992527.740000002" table:style-name="ce14">
            <text:p>36.992.528<text:s/></text:p>
          </table:table-cell>
          <table:table-cell office:value-type="float" office:value="7511294906.3299999" table:style-name="ce14">
            <text:p>7.511.294.906<text:s/></text:p>
          </table:table-cell>
          <table:table-cell office:value-type="float" office:value="25640391.59" table:style-name="ce14">
            <text:p>25.640.392<text:s/></text:p>
          </table:table-cell>
          <table:table-cell office:value-type="float" office:value="17489710420.529999" table:style-name="ce15">
            <text:p>17.489.710.4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395.01" table:style-name="ce14">
            <text:p>3.395<text:s/></text:p>
          </table:table-cell>
          <table:table-cell office:value-type="float" office:value="69463.289999999994" table:style-name="ce14">
            <text:p>69.463<text:s/></text:p>
          </table:table-cell>
          <table:table-cell office:value-type="float" office:value="200729.15" table:style-name="ce14">
            <text:p>200.729<text:s/></text:p>
          </table:table-cell>
          <table:table-cell office:value-type="float" office:value="21552.86" table:style-name="ce14">
            <text:p>21.553<text:s/></text:p>
          </table:table-cell>
          <table:table-cell office:value-type="float" office:value="1507821.24" table:style-name="ce14">
            <text:p>1.507.821<text:s/></text:p>
          </table:table-cell>
          <table:table-cell office:value-type="float" office:value="17212734.510000002" table:style-name="ce14">
            <text:p>17.212.735<text:s/></text:p>
          </table:table-cell>
          <table:table-cell office:value-type="float" office:value="457146327.92000002" table:style-name="ce14">
            <text:p>457.146.328<text:s/></text:p>
          </table:table-cell>
          <table:table-cell office:value-type="float" office:value="6359695.0999999996" table:style-name="ce14">
            <text:p>6.359.695<text:s/></text:p>
          </table:table-cell>
          <table:table-cell office:value-type="float" office:value="302314.45" table:style-name="ce14">
            <text:p>302.314<text:s/></text:p>
          </table:table-cell>
          <table:table-cell office:value-type="float" office:value="24673.34" table:style-name="ce14">
            <text:p>24.673<text:s/></text:p>
          </table:table-cell>
          <table:table-cell office:value-type="float" office:value="24304926.23" table:style-name="ce14">
            <text:p>24.304.926<text:s/></text:p>
          </table:table-cell>
          <table:table-cell office:value-type="float" office:value="16728.89" table:style-name="ce14">
            <text:p>16.729<text:s/></text:p>
          </table:table-cell>
          <table:table-cell office:value-type="float" office:value="143695.63" table:style-name="ce14">
            <text:p>143.696<text:s/></text:p>
          </table:table-cell>
          <table:table-cell office:value-type="float" office:value="10620077.23" table:style-name="ce14">
            <text:p>10.620.077<text:s/></text:p>
          </table:table-cell>
          <table:table-cell office:value-type="float" office:value="36299.82" table:style-name="ce14">
            <text:p>36.300<text:s/></text:p>
          </table:table-cell>
          <table:table-cell office:value-type="float" office:value="8080261.9100000001" table:style-name="ce14">
            <text:p>8.080.262<text:s/></text:p>
          </table:table-cell>
          <table:table-cell office:value-type="float" office:value="49202.27" table:style-name="ce14">
            <text:p>49.202<text:s/></text:p>
          </table:table-cell>
          <table:table-cell office:value-type="float" office:value="27277958.809999999" table:style-name="ce14">
            <text:p>27.277.959<text:s/></text:p>
          </table:table-cell>
          <table:table-cell office:value-type="float" office:value="188313053.53" table:style-name="ce14">
            <text:p>188.313.054<text:s/></text:p>
          </table:table-cell>
          <table:table-cell office:value-type="float" office:value="155171.68" table:style-name="ce14">
            <text:p>155.172<text:s/></text:p>
          </table:table-cell>
          <table:table-cell office:value-type="float" office:value="59907.35" table:style-name="ce14">
            <text:p>59.907<text:s/></text:p>
          </table:table-cell>
          <table:table-cell office:value-type="float" office:value="5031.1000000000004" table:style-name="ce14">
            <text:p>5.031<text:s/></text:p>
          </table:table-cell>
          <table:table-cell office:value-type="float" office:value="34709105.5" table:style-name="ce14">
            <text:p>34.709.106<text:s/></text:p>
          </table:table-cell>
          <table:table-cell office:value-type="float" office:value="1252111.98" table:style-name="ce14">
            <text:p>1.252.112<text:s/></text:p>
          </table:table-cell>
          <table:table-cell office:value-type="float" office:value="1584682.25" table:style-name="ce14">
            <text:p>1.584.682<text:s/></text:p>
          </table:table-cell>
          <table:table-cell office:value-type="float" office:value="1111647254.29" table:style-name="ce14">
            <text:p>1.111.647.254<text:s/></text:p>
          </table:table-cell>
          <table:table-cell office:value-type="float" office:value="19644.93" table:style-name="ce14">
            <text:p>19.645<text:s/></text:p>
          </table:table-cell>
          <table:table-cell office:value-type="float" office:value="1891123820.27" table:style-name="ce15">
            <text:p>1.891.123.8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057051.17" table:style-name="ce14">
            <text:p>10.057.051<text:s/></text:p>
          </table:table-cell>
          <table:table-cell office:value-type="float" office:value="49006780.839999996" table:style-name="ce14">
            <text:p>49.006.781<text:s/></text:p>
          </table:table-cell>
          <table:table-cell office:value-type="float" office:value="333026892.56999999" table:style-name="ce14">
            <text:p>333.026.893<text:s/></text:p>
          </table:table-cell>
          <table:table-cell office:value-type="float" office:value="5682149.8299999991" table:style-name="ce14">
            <text:p>5.682.150<text:s/></text:p>
          </table:table-cell>
          <table:table-cell office:value-type="float" office:value="425575441.44" table:style-name="ce14">
            <text:p>425.575.441<text:s/></text:p>
          </table:table-cell>
          <table:table-cell office:value-type="float" office:value="235082003.34" table:style-name="ce14">
            <text:p>235.082.003<text:s/></text:p>
          </table:table-cell>
          <table:table-cell office:value-type="float" office:value="492819461.96999997" table:style-name="ce14">
            <text:p>492.819.462<text:s/></text:p>
          </table:table-cell>
          <table:table-cell office:value-type="float" office:value="270865271.13999999" table:style-name="ce14">
            <text:p>270.865.271<text:s/></text:p>
          </table:table-cell>
          <table:table-cell office:value-type="float" office:value="213958281.93000001" table:style-name="ce14">
            <text:p>213.958.282<text:s/></text:p>
          </table:table-cell>
          <table:table-cell office:value-type="float" office:value="177345210.97" table:style-name="ce14">
            <text:p>177.345.211<text:s/></text:p>
          </table:table-cell>
          <table:table-cell office:value-type="float" office:value="743083890.83000004" table:style-name="ce14">
            <text:p>743.083.891<text:s/></text:p>
          </table:table-cell>
          <table:table-cell office:value-type="float" office:value="71523948.61999999" table:style-name="ce14">
            <text:p>71.523.949<text:s/></text:p>
          </table:table-cell>
          <table:table-cell office:value-type="float" office:value="112918680.48999999" table:style-name="ce14">
            <text:p>112.918.680<text:s/></text:p>
          </table:table-cell>
          <table:table-cell office:value-type="float" office:value="97825794.640000001" table:style-name="ce14">
            <text:p>97.825.795<text:s/></text:p>
          </table:table-cell>
          <table:table-cell office:value-type="float" office:value="51710870.070000008" table:style-name="ce14">
            <text:p>51.710.870<text:s/></text:p>
          </table:table-cell>
          <table:table-cell office:value-type="float" office:value="379583898.91000003" table:style-name="ce14">
            <text:p>379.583.899<text:s/></text:p>
          </table:table-cell>
          <table:table-cell office:value-type="float" office:value="53105716.230000004" table:style-name="ce14">
            <text:p>53.105.716<text:s/></text:p>
          </table:table-cell>
          <table:table-cell office:value-type="float" office:value="932144968.54999995" table:style-name="ce14">
            <text:p>932.144.969<text:s/></text:p>
          </table:table-cell>
          <table:table-cell office:value-type="float" office:value="2741363950.52" table:style-name="ce14">
            <text:p>2.741.363.951<text:s/></text:p>
          </table:table-cell>
          <table:table-cell office:value-type="float" office:value="65409594.829999998" table:style-name="ce14">
            <text:p>65.409.595<text:s/></text:p>
          </table:table-cell>
          <table:table-cell office:value-type="float" office:value="31699851.649999999" table:style-name="ce14">
            <text:p>31.699.852<text:s/></text:p>
          </table:table-cell>
          <table:table-cell office:value-type="float" office:value="9082877.3200000003" table:style-name="ce14">
            <text:p>9.082.877<text:s/></text:p>
          </table:table-cell>
          <table:table-cell office:value-type="float" office:value="830265099.70999992" table:style-name="ce14">
            <text:p>830.265.100<text:s/></text:p>
          </table:table-cell>
          <table:table-cell office:value-type="float" office:value="804772668.5" table:style-name="ce14">
            <text:p>804.772.669<text:s/></text:p>
          </table:table-cell>
          <table:table-cell office:value-type="float" office:value="35407845.490000002" table:style-name="ce14">
            <text:p>35.407.845<text:s/></text:p>
          </table:table-cell>
          <table:table-cell office:value-type="float" office:value="6399647652.0400009" table:style-name="ce14">
            <text:p>6.399.647.652<text:s/></text:p>
          </table:table-cell>
          <table:table-cell office:value-type="float" office:value="25620746.66" table:style-name="ce14">
            <text:p>25.620.747<text:s/></text:p>
          </table:table-cell>
          <table:table-cell office:value-type="float" office:value="15598586600.26" table:style-name="ce15">
            <text:p>15.598.586.6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718928.96" table:style-name="ce14">
            <text:p>3.718.929<text:s/></text:p>
          </table:table-cell>
          <table:table-cell office:value-type="float" office:value="18405150.800000001" table:style-name="ce14">
            <text:p>18.405.151<text:s/></text:p>
          </table:table-cell>
          <table:table-cell office:value-type="float" office:value="81412065.189999998" table:style-name="ce14">
            <text:p>81.412.065<text:s/></text:p>
          </table:table-cell>
          <table:table-cell office:value-type="float" office:value="3145578.78" table:style-name="ce14">
            <text:p>3.145.579<text:s/></text:p>
          </table:table-cell>
          <table:table-cell office:value-type="float" office:value="123363812.58" table:style-name="ce14">
            <text:p>123.363.813<text:s/></text:p>
          </table:table-cell>
          <table:table-cell office:value-type="float" office:value="70429332.409999996" table:style-name="ce14">
            <text:p>70.429.332<text:s/></text:p>
          </table:table-cell>
          <table:table-cell office:value-type="float" office:value="347408572.36000001" table:style-name="ce14">
            <text:p>347.408.572<text:s/></text:p>
          </table:table-cell>
          <table:table-cell office:value-type="float" office:value="77989683.760000005" table:style-name="ce14">
            <text:p>77.989.684<text:s/></text:p>
          </table:table-cell>
          <table:table-cell office:value-type="float" office:value="69411895.280000001" table:style-name="ce14">
            <text:p>69.411.895<text:s/></text:p>
          </table:table-cell>
          <table:table-cell office:value-type="float" office:value="48308426.68" table:style-name="ce14">
            <text:p>48.308.427<text:s/></text:p>
          </table:table-cell>
          <table:table-cell office:value-type="float" office:value="287632686.93000001" table:style-name="ce14">
            <text:p>287.632.687<text:s/></text:p>
          </table:table-cell>
          <table:table-cell office:value-type="float" office:value="26916582.609999999" table:style-name="ce14">
            <text:p>26.916.583<text:s/></text:p>
          </table:table-cell>
          <table:table-cell office:value-type="float" office:value="41180615.020000003" table:style-name="ce14">
            <text:p>41.180.615<text:s/></text:p>
          </table:table-cell>
          <table:table-cell office:value-type="float" office:value="40393126.75" table:style-name="ce14">
            <text:p>40.393.127<text:s/></text:p>
          </table:table-cell>
          <table:table-cell office:value-type="float" office:value="19333473.809999999" table:style-name="ce14">
            <text:p>19.333.474<text:s/></text:p>
          </table:table-cell>
          <table:table-cell office:value-type="float" office:value="105655471.16" table:style-name="ce14">
            <text:p>105.655.471<text:s/></text:p>
          </table:table-cell>
          <table:table-cell office:value-type="float" office:value="17261648.41" table:style-name="ce14">
            <text:p>17.261.648<text:s/></text:p>
          </table:table-cell>
          <table:table-cell office:value-type="float" office:value="256302240.66999999" table:style-name="ce14">
            <text:p>256.302.241<text:s/></text:p>
          </table:table-cell>
          <table:table-cell office:value-type="float" office:value="666788281.40999997" table:style-name="ce14">
            <text:p>666.788.281<text:s/></text:p>
          </table:table-cell>
          <table:table-cell office:value-type="float" office:value="29864952.210000001" table:style-name="ce14">
            <text:p>29.864.952<text:s/></text:p>
          </table:table-cell>
          <table:table-cell office:value-type="float" office:value="13959568.119999999" table:style-name="ce14">
            <text:p>13.959.568<text:s/></text:p>
          </table:table-cell>
          <table:table-cell office:value-type="float" office:value="3602128.75" table:style-name="ce14">
            <text:p>3.602.129<text:s/></text:p>
          </table:table-cell>
          <table:table-cell office:value-type="float" office:value="244869715.97999999" table:style-name="ce14">
            <text:p>244.869.716<text:s/></text:p>
          </table:table-cell>
          <table:table-cell office:value-type="float" office:value="200581275.53" table:style-name="ce14">
            <text:p>200.581.276<text:s/></text:p>
          </table:table-cell>
          <table:table-cell office:value-type="float" office:value="13658739.699999999" table:style-name="ce14">
            <text:p>13.658.740<text:s/></text:p>
          </table:table-cell>
          <table:table-cell office:value-type="float" office:value="1696821078.3699999" table:style-name="ce14">
            <text:p>1.696.821.078<text:s/></text:p>
          </table:table-cell>
          <table:table-cell office:value-type="float" office:value="11173742.960000001" table:style-name="ce14">
            <text:p>11.173.743<text:s/></text:p>
          </table:table-cell>
          <table:table-cell office:value-type="float" office:value="4519588775.1899996" table:style-name="ce15">
            <text:p>4.519.588.7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43.98" table:style-name="ce14">
            <text:p>544<text:s/></text:p>
          </table:table-cell>
          <table:table-cell office:value-type="float" office:value="11395.23" table:style-name="ce14">
            <text:p>11.395<text:s/></text:p>
          </table:table-cell>
          <table:table-cell office:value-type="float" office:value="32660.54" table:style-name="ce14">
            <text:p>32.661<text:s/></text:p>
          </table:table-cell>
          <table:table-cell office:value-type="float" office:value="3493.49" table:style-name="ce14">
            <text:p>3.493<text:s/></text:p>
          </table:table-cell>
          <table:table-cell office:value-type="float" office:value="279182.02" table:style-name="ce14">
            <text:p>279.182<text:s/></text:p>
          </table:table-cell>
          <table:table-cell office:value-type="float" office:value="2808686.88" table:style-name="ce14">
            <text:p>2.808.687<text:s/></text:p>
          </table:table-cell>
          <table:table-cell office:value-type="float" office:value="75073995.170000002" table:style-name="ce14">
            <text:p>75.073.995<text:s/></text:p>
          </table:table-cell>
          <table:table-cell office:value-type="float" office:value="1058956.71" table:style-name="ce14">
            <text:p>1.058.957<text:s/></text:p>
          </table:table-cell>
          <table:table-cell office:value-type="float" office:value="49565.88" table:style-name="ce14">
            <text:p>49.566<text:s/></text:p>
          </table:table-cell>
          <table:table-cell office:value-type="float" office:value="3930.57" table:style-name="ce14">
            <text:p>3.931<text:s/></text:p>
          </table:table-cell>
          <table:table-cell office:value-type="float" office:value="3859547.91" table:style-name="ce14">
            <text:p>3.859.548<text:s/></text:p>
          </table:table-cell>
          <table:table-cell office:value-type="float" office:value="2725.56" table:style-name="ce14">
            <text:p>2.726<text:s/></text:p>
          </table:table-cell>
          <table:table-cell office:value-type="float" office:value="24993.99" table:style-name="ce14">
            <text:p>24.994<text:s/></text:p>
          </table:table-cell>
          <table:table-cell office:value-type="float" office:value="1731572.4" table:style-name="ce14">
            <text:p>1.731.572<text:s/></text:p>
          </table:table-cell>
          <table:table-cell office:value-type="float" office:value="6154.34" table:style-name="ce14">
            <text:p>6.154<text:s/></text:p>
          </table:table-cell>
          <table:table-cell office:value-type="float" office:value="1317224.3999999999" table:style-name="ce14">
            <text:p>1.317.224<text:s/></text:p>
          </table:table-cell>
          <table:table-cell office:value-type="float" office:value="8855.9500000000007" table:style-name="ce14">
            <text:p>8.856<text:s/></text:p>
          </table:table-cell>
          <table:table-cell office:value-type="float" office:value="4442974.97" table:style-name="ce14">
            <text:p>4.442.975<text:s/></text:p>
          </table:table-cell>
          <table:table-cell office:value-type="float" office:value="29580209.449999999" table:style-name="ce14">
            <text:p>29.580.209<text:s/></text:p>
          </table:table-cell>
          <table:table-cell office:value-type="float" office:value="24908.55" table:style-name="ce14">
            <text:p>24.909<text:s/></text:p>
          </table:table-cell>
          <table:table-cell office:value-type="float" office:value="10632.01" table:style-name="ce14">
            <text:p>10.632<text:s/></text:p>
          </table:table-cell>
          <table:table-cell office:value-type="float" office:value="751.89" table:style-name="ce14">
            <text:p>752<text:s/></text:p>
          </table:table-cell>
          <table:table-cell office:value-type="float" office:value="5937414.9199999999" table:style-name="ce14">
            <text:p>5.937.415<text:s/></text:p>
          </table:table-cell>
          <table:table-cell office:value-type="float" office:value="212141.49" table:style-name="ce14">
            <text:p>212.141<text:s/></text:p>
          </table:table-cell>
          <table:table-cell office:value-type="float" office:value="272606.86" table:style-name="ce14">
            <text:p>272.607<text:s/></text:p>
          </table:table-cell>
          <table:table-cell office:value-type="float" office:value="197524377.88999999" table:style-name="ce14">
            <text:p>197.524.378<text:s/></text:p>
          </table:table-cell>
          <table:table-cell office:value-type="float" office:value="3291.34" table:style-name="ce14">
            <text:p>3.291<text:s/></text:p>
          </table:table-cell>
          <table:table-cell office:value-type="float" office:value="324282794.38999993" table:style-name="ce15">
            <text:p>324.282.7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718384.98" table:style-name="ce14">
            <text:p>3.718.385<text:s/></text:p>
          </table:table-cell>
          <table:table-cell office:value-type="float" office:value="18393755.57" table:style-name="ce14">
            <text:p>18.393.756<text:s/></text:p>
          </table:table-cell>
          <table:table-cell office:value-type="float" office:value="81379404.649999991" table:style-name="ce14">
            <text:p>81.379.405<text:s/></text:p>
          </table:table-cell>
          <table:table-cell office:value-type="float" office:value="3142085.29" table:style-name="ce14">
            <text:p>3.142.085<text:s/></text:p>
          </table:table-cell>
          <table:table-cell office:value-type="float" office:value="123084630.56" table:style-name="ce14">
            <text:p>123.084.631<text:s/></text:p>
          </table:table-cell>
          <table:table-cell office:value-type="float" office:value="67620645.530000001" table:style-name="ce14">
            <text:p>67.620.646<text:s/></text:p>
          </table:table-cell>
          <table:table-cell office:value-type="float" office:value="272334577.19" table:style-name="ce14">
            <text:p>272.334.577<text:s/></text:p>
          </table:table-cell>
          <table:table-cell office:value-type="float" office:value="76930727.049999997" table:style-name="ce14">
            <text:p>76.930.727<text:s/></text:p>
          </table:table-cell>
          <table:table-cell office:value-type="float" office:value="69362329.400000006" table:style-name="ce14">
            <text:p>69.362.329<text:s/></text:p>
          </table:table-cell>
          <table:table-cell office:value-type="float" office:value="48304496.109999999" table:style-name="ce14">
            <text:p>48.304.496<text:s/></text:p>
          </table:table-cell>
          <table:table-cell office:value-type="float" office:value="283773139.01999992" table:style-name="ce14">
            <text:p>283.773.139<text:s/></text:p>
          </table:table-cell>
          <table:table-cell office:value-type="float" office:value="26913857.050000001" table:style-name="ce14">
            <text:p>26.913.857<text:s/></text:p>
          </table:table-cell>
          <table:table-cell office:value-type="float" office:value="41155621.029999994" table:style-name="ce14">
            <text:p>41.155.621<text:s/></text:p>
          </table:table-cell>
          <table:table-cell office:value-type="float" office:value="38661554.350000001" table:style-name="ce14">
            <text:p>38.661.554<text:s/></text:p>
          </table:table-cell>
          <table:table-cell office:value-type="float" office:value="19327319.469999999" table:style-name="ce14">
            <text:p>19.327.319<text:s/></text:p>
          </table:table-cell>
          <table:table-cell office:value-type="float" office:value="104338246.76000001" table:style-name="ce14">
            <text:p>104.338.247<text:s/></text:p>
          </table:table-cell>
          <table:table-cell office:value-type="float" office:value="17252792.460000001" table:style-name="ce14">
            <text:p>17.252.792<text:s/></text:p>
          </table:table-cell>
          <table:table-cell office:value-type="float" office:value="251859265.69999996" table:style-name="ce14">
            <text:p>251.859.266<text:s/></text:p>
          </table:table-cell>
          <table:table-cell office:value-type="float" office:value="637208071.96000016" table:style-name="ce14">
            <text:p>637.208.072<text:s/></text:p>
          </table:table-cell>
          <table:table-cell office:value-type="float" office:value="29840043.66" table:style-name="ce14">
            <text:p>29.840.044<text:s/></text:p>
          </table:table-cell>
          <table:table-cell office:value-type="float" office:value="13948936.109999998" table:style-name="ce14">
            <text:p>13.948.936<text:s/></text:p>
          </table:table-cell>
          <table:table-cell office:value-type="float" office:value="3601376.8600000003" table:style-name="ce14">
            <text:p>3.601.377<text:s/></text:p>
          </table:table-cell>
          <table:table-cell office:value-type="float" office:value="238932301.06" table:style-name="ce14">
            <text:p>238.932.301<text:s/></text:p>
          </table:table-cell>
          <table:table-cell office:value-type="float" office:value="200369134.03999999" table:style-name="ce14">
            <text:p>200.369.134<text:s/></text:p>
          </table:table-cell>
          <table:table-cell office:value-type="float" office:value="13386132.84" table:style-name="ce14">
            <text:p>13.386.133<text:s/></text:p>
          </table:table-cell>
          <table:table-cell office:value-type="float" office:value="1499296700.48" table:style-name="ce14">
            <text:p>1.499.296.700<text:s/></text:p>
          </table:table-cell>
          <table:table-cell office:value-type="float" office:value="11170451.620000001" table:style-name="ce14">
            <text:p>11.170.452<text:s/></text:p>
          </table:table-cell>
          <table:table-cell office:value-type="float" office:value="4195305980.8000002" table:style-name="ce15">
            <text:p>4.195.305.9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524096.96" table:style-name="ce14">
            <text:p>3.524.097<text:s/></text:p>
          </table:table-cell>
          <table:table-cell office:value-type="float" office:value="10657019.550000001" table:style-name="ce14">
            <text:p>10.657.020<text:s/></text:p>
          </table:table-cell>
          <table:table-cell office:value-type="float" office:value="115113935.78" table:style-name="ce14">
            <text:p>115.113.936<text:s/></text:p>
          </table:table-cell>
          <table:table-cell office:value-type="float" office:value="2010125.59" table:style-name="ce14">
            <text:p>2.010.126<text:s/></text:p>
          </table:table-cell>
          <table:table-cell office:value-type="float" office:value="90139359.099999994" table:style-name="ce14">
            <text:p>90.139.359<text:s/></text:p>
          </table:table-cell>
          <table:table-cell office:value-type="float" office:value="75010865.030000001" table:style-name="ce14">
            <text:p>75.010.865<text:s/></text:p>
          </table:table-cell>
          <table:table-cell office:value-type="float" office:value="243040147.07999998" table:style-name="ce14">
            <text:p>243.040.147<text:s/></text:p>
          </table:table-cell>
          <table:table-cell office:value-type="float" office:value="49772718.810000002" table:style-name="ce14">
            <text:p>49.772.719<text:s/></text:p>
          </table:table-cell>
          <table:table-cell office:value-type="float" office:value="55254953.920000002" table:style-name="ce14">
            <text:p>55.254.954<text:s/></text:p>
          </table:table-cell>
          <table:table-cell office:value-type="float" office:value="21803106.649999999" table:style-name="ce14">
            <text:p>21.803.107<text:s/></text:p>
          </table:table-cell>
          <table:table-cell office:value-type="float" office:value="219538148.78" table:style-name="ce14">
            <text:p>219.538.149<text:s/></text:p>
          </table:table-cell>
          <table:table-cell office:value-type="float" office:value="26571931.27" table:style-name="ce14">
            <text:p>26.571.931<text:s/></text:p>
          </table:table-cell>
          <table:table-cell office:value-type="float" office:value="36557822.630000003" table:style-name="ce14">
            <text:p>36.557.823<text:s/></text:p>
          </table:table-cell>
          <table:table-cell office:value-type="float" office:value="42562646.609999999" table:style-name="ce14">
            <text:p>42.562.647<text:s/></text:p>
          </table:table-cell>
          <table:table-cell office:value-type="float" office:value="16206168.960000001" table:style-name="ce14">
            <text:p>16.206.169<text:s/></text:p>
          </table:table-cell>
          <table:table-cell office:value-type="float" office:value="55022843.289999999" table:style-name="ce14">
            <text:p>55.022.843<text:s/></text:p>
          </table:table-cell>
          <table:table-cell office:value-type="float" office:value="15821039.039999999" table:style-name="ce14">
            <text:p>15.821.039<text:s/></text:p>
          </table:table-cell>
          <table:table-cell office:value-type="float" office:value="241562917.21000001" table:style-name="ce14">
            <text:p>241.562.917<text:s/></text:p>
          </table:table-cell>
          <table:table-cell office:value-type="float" office:value="526218491.43000001" table:style-name="ce14">
            <text:p>526.218.491<text:s/></text:p>
          </table:table-cell>
          <table:table-cell office:value-type="float" office:value="16140296.039999999" table:style-name="ce14">
            <text:p>16.140.296<text:s/></text:p>
          </table:table-cell>
          <table:table-cell office:value-type="float" office:value="9351148.25" table:style-name="ce14">
            <text:p>9.351.148<text:s/></text:p>
          </table:table-cell>
          <table:table-cell office:value-type="float" office:value="3963422.91" table:style-name="ce14">
            <text:p>3.963.423<text:s/></text:p>
          </table:table-cell>
          <table:table-cell office:value-type="float" office:value="182606699.31999999" table:style-name="ce14">
            <text:p>182.606.699<text:s/></text:p>
          </table:table-cell>
          <table:table-cell office:value-type="float" office:value="133325469.51000001" table:style-name="ce14">
            <text:p>133.325.470<text:s/></text:p>
          </table:table-cell>
          <table:table-cell office:value-type="float" office:value="11240621.789999999" table:style-name="ce14">
            <text:p>11.240.622<text:s/></text:p>
          </table:table-cell>
          <table:table-cell office:value-type="float" office:value="2026699574.0699999" table:style-name="ce14">
            <text:p>2.026.699.574<text:s/></text:p>
          </table:table-cell>
          <table:table-cell office:value-type="float" office:value="7431332.5999999996" table:style-name="ce14">
            <text:p>7.431.333<text:s/></text:p>
          </table:table-cell>
          <table:table-cell office:value-type="float" office:value="4237146902.1799998" table:style-name="ce15">
            <text:p>4.237.146.9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119.4899999999998" table:style-name="ce14">
            <text:p>2.119<text:s/></text:p>
          </table:table-cell>
          <table:table-cell office:value-type="float" office:value="22098.92" table:style-name="ce14">
            <text:p>22.099<text:s/></text:p>
          </table:table-cell>
          <table:table-cell office:value-type="float" office:value="149582.42000000001" table:style-name="ce14">
            <text:p>149.582<text:s/></text:p>
          </table:table-cell>
          <table:table-cell office:value-type="float" office:value="1172.1300000000001" table:style-name="ce14">
            <text:p>1.172<text:s/></text:p>
          </table:table-cell>
          <table:table-cell office:value-type="float" office:value="924196.22" table:style-name="ce14">
            <text:p>924.196<text:s/></text:p>
          </table:table-cell>
          <table:table-cell office:value-type="float" office:value="11321183.109999999" table:style-name="ce14">
            <text:p>11.321.183<text:s/></text:p>
          </table:table-cell>
          <table:table-cell office:value-type="float" office:value="99556504.950000003" table:style-name="ce14">
            <text:p>99.556.505<text:s/></text:p>
          </table:table-cell>
          <table:table-cell office:value-type="float" office:value="2143387.41" table:style-name="ce14">
            <text:p>2.143.387<text:s/></text:p>
          </table:table-cell>
          <table:table-cell office:value-type="float" office:value="273005.37" table:style-name="ce14">
            <text:p>273.00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538947.6200000001" table:style-name="ce14">
            <text:p>6.538.948<text:s/></text:p>
          </table:table-cell>
          <table:table-cell office:value-type="float" office:value="63812.25" table:style-name="ce14">
            <text:p>63.812<text:s/></text:p>
          </table:table-cell>
          <table:table-cell office:value-type="float" office:value="180604.74" table:style-name="ce14">
            <text:p>180.605<text:s/></text:p>
          </table:table-cell>
          <table:table-cell office:value-type="float" office:value="8230998.4400000004" table:style-name="ce14">
            <text:p>8.230.998<text:s/></text:p>
          </table:table-cell>
          <table:table-cell office:value-type="float" office:value="441.57" table:style-name="ce14">
            <text:p>442<text:s/></text:p>
          </table:table-cell>
          <table:table-cell office:value-type="float" office:value="4191965.99" table:style-name="ce14">
            <text:p>4.191.96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390370.619999997" table:style-name="ce14">
            <text:p>49.390.371<text:s/></text:p>
          </table:table-cell>
          <table:table-cell office:value-type="float" office:value="129791699.34999999" table:style-name="ce14">
            <text:p>129.791.699<text:s/></text:p>
          </table:table-cell>
          <table:table-cell office:value-type="float" office:value="152551.93" table:style-name="ce14">
            <text:p>152.552<text:s/></text:p>
          </table:table-cell>
          <table:table-cell office:value-type="float" office:value="382.19" table:style-name="ce14">
            <text:p>38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625602.370000001" table:style-name="ce14">
            <text:p>21.625.602<text:s/></text:p>
          </table:table-cell>
          <table:table-cell office:value-type="float" office:value="961254.88" table:style-name="ce14">
            <text:p>961.255<text:s/></text:p>
          </table:table-cell>
          <table:table-cell office:value-type="float" office:value="485822.76" table:style-name="ce14">
            <text:p>485.823<text:s/></text:p>
          </table:table-cell>
          <table:table-cell office:value-type="float" office:value="670596040.99000001" table:style-name="ce14">
            <text:p>670.596.041<text:s/></text:p>
          </table:table-cell>
          <table:table-cell office:value-type="float" office:value="4367.1499999999996" table:style-name="ce14">
            <text:p>4.367<text:s/></text:p>
          </table:table-cell>
          <table:table-cell office:value-type="float" office:value="1006608112.87" table:style-name="ce15">
            <text:p>1.006.608.1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521977.4699999997" table:style-name="ce14">
            <text:p>3.521.977<text:s/></text:p>
          </table:table-cell>
          <table:table-cell office:value-type="float" office:value="10634920.630000001" table:style-name="ce14">
            <text:p>10.634.921<text:s/></text:p>
          </table:table-cell>
          <table:table-cell office:value-type="float" office:value="114964353.36" table:style-name="ce14">
            <text:p>114.964.353<text:s/></text:p>
          </table:table-cell>
          <table:table-cell office:value-type="float" office:value="2008953.46" table:style-name="ce14">
            <text:p>2.008.953<text:s/></text:p>
          </table:table-cell>
          <table:table-cell office:value-type="float" office:value="89215162.88000001" table:style-name="ce14">
            <text:p>89.215.163<text:s/></text:p>
          </table:table-cell>
          <table:table-cell office:value-type="float" office:value="63689681.920000002" table:style-name="ce14">
            <text:p>63.689.682<text:s/></text:p>
          </table:table-cell>
          <table:table-cell office:value-type="float" office:value="143483642.13" table:style-name="ce14">
            <text:p>143.483.642<text:s/></text:p>
          </table:table-cell>
          <table:table-cell office:value-type="float" office:value="47629331.399999999" table:style-name="ce14">
            <text:p>47.629.331<text:s/></text:p>
          </table:table-cell>
          <table:table-cell office:value-type="float" office:value="54981948.549999997" table:style-name="ce14">
            <text:p>54.981.949<text:s/></text:p>
          </table:table-cell>
          <table:table-cell office:value-type="float" office:value="21803106.649999999" table:style-name="ce14">
            <text:p>21.803.107<text:s/></text:p>
          </table:table-cell>
          <table:table-cell office:value-type="float" office:value="212999201.16" table:style-name="ce14">
            <text:p>212.999.201<text:s/></text:p>
          </table:table-cell>
          <table:table-cell office:value-type="float" office:value="26508119.02" table:style-name="ce14">
            <text:p>26.508.119<text:s/></text:p>
          </table:table-cell>
          <table:table-cell office:value-type="float" office:value="36377217.890000001" table:style-name="ce14">
            <text:p>36.377.218<text:s/></text:p>
          </table:table-cell>
          <table:table-cell office:value-type="float" office:value="34331648.170000002" table:style-name="ce14">
            <text:p>34.331.648<text:s/></text:p>
          </table:table-cell>
          <table:table-cell office:value-type="float" office:value="16205727.390000001" table:style-name="ce14">
            <text:p>16.205.727<text:s/></text:p>
          </table:table-cell>
          <table:table-cell office:value-type="float" office:value="50830877.299999997" table:style-name="ce14">
            <text:p>50.830.877<text:s/></text:p>
          </table:table-cell>
          <table:table-cell office:value-type="float" office:value="15821039.039999999" table:style-name="ce14">
            <text:p>15.821.039<text:s/></text:p>
          </table:table-cell>
          <table:table-cell office:value-type="float" office:value="192172546.59" table:style-name="ce14">
            <text:p>192.172.547<text:s/></text:p>
          </table:table-cell>
          <table:table-cell office:value-type="float" office:value="396426792.07999998" table:style-name="ce14">
            <text:p>396.426.792<text:s/></text:p>
          </table:table-cell>
          <table:table-cell office:value-type="float" office:value="15987744.109999999" table:style-name="ce14">
            <text:p>15.987.744<text:s/></text:p>
          </table:table-cell>
          <table:table-cell office:value-type="float" office:value="9350766.0599999987" table:style-name="ce14">
            <text:p>9.350.766<text:s/></text:p>
          </table:table-cell>
          <table:table-cell office:value-type="float" office:value="3963422.91" table:style-name="ce14">
            <text:p>3.963.423<text:s/></text:p>
          </table:table-cell>
          <table:table-cell office:value-type="float" office:value="160981096.95000002" table:style-name="ce14">
            <text:p>160.981.097<text:s/></text:p>
          </table:table-cell>
          <table:table-cell office:value-type="float" office:value="132364214.63" table:style-name="ce14">
            <text:p>132.364.215<text:s/></text:p>
          </table:table-cell>
          <table:table-cell office:value-type="float" office:value="10754799.030000001" table:style-name="ce14">
            <text:p>10.754.799<text:s/></text:p>
          </table:table-cell>
          <table:table-cell office:value-type="float" office:value="1356103533.0799999" table:style-name="ce14">
            <text:p>1.356.103.533<text:s/></text:p>
          </table:table-cell>
          <table:table-cell office:value-type="float" office:value="7426965.4499999993" table:style-name="ce14">
            <text:p>7.426.965<text:s/></text:p>
          </table:table-cell>
          <table:table-cell office:value-type="float" office:value="3230538789.3099995" table:style-name="ce15">
            <text:p>3.230.538.7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4519807.3099999996" table:style-name="ce14">
            <text:p>4.519.807<text:s/></text:p>
          </table:table-cell>
          <table:table-cell office:value-type="float" office:value="4245416.5999999996" table:style-name="ce14">
            <text:p>4.245.41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176857.640000001" table:style-name="ce14">
            <text:p>13.176.8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4713.68" table:style-name="ce14">
            <text:p>34.7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939143.75" table:style-name="ce14">
            <text:p>23.939.144<text:s/></text:p>
          </table:table-cell>
          <table:table-cell office:value-type="float" office:value="198.87" table:style-name="ce14">
            <text:p>199<text:s/></text:p>
          </table:table-cell>
          <table:table-cell office:value-type="float" office:value="111016.7" table:style-name="ce14">
            <text:p>111.017<text:s/></text:p>
          </table:table-cell>
          <table:table-cell office:value-type="float" office:value="167407.24" table:style-name="ce14">
            <text:p>167.40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6244.17" table:style-name="ce14">
            <text:p>406.244<text:s/></text:p>
          </table:table-cell>
          <table:table-cell office:value-type="float" office:value="14402944.699999999" table:style-name="ce14">
            <text:p>14.402.94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646855.579999998" table:style-name="ce14">
            <text:p>24.646.856<text:s/></text:p>
          </table:table-cell>
          <table:table-cell office:value-type="float" office:value="397682860.44999999" table:style-name="ce14">
            <text:p>397.682.8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598610.2300000004" table:style-name="ce14">
            <text:p>5.598.610<text:s/></text:p>
          </table:table-cell>
          <table:table-cell office:value-type="float" office:value="552.19000000000005" table:style-name="ce14">
            <text:p>552<text:s/></text:p>
          </table:table-cell>
          <table:table-cell office:value-type="float" office:value="5145.3" table:style-name="ce14">
            <text:p>5.145<text:s/></text:p>
          </table:table-cell>
          <table:table-cell office:value-type="float" office:value="15442820.449999999" table:style-name="ce14">
            <text:p>15.442.820<text:s/></text:p>
          </table:table-cell>
          <table:table-cell office:value-type="float" office:value="1658.6" table:style-name="ce14">
            <text:p>1.659<text:s/></text:p>
          </table:table-cell>
          <table:table-cell office:value-type="float" office:value="504382253.46000004" table:style-name="ce15">
            <text:p>504.382.2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10122054.550000001" table:style-name="ce14">
            <text:p>10.122.055<text:s/></text:p>
          </table:table-cell>
          <table:table-cell office:value-type="float" office:value="33574346.619999997" table:style-name="ce14">
            <text:p>33.574.347<text:s/></text:p>
          </table:table-cell>
          <table:table-cell office:value-type="float" office:value="34544921.43" table:style-name="ce14">
            <text:p>34.544.921<text:s/></text:p>
          </table:table-cell>
          <table:table-cell office:value-type="float" office:value="24280120.870000001" table:style-name="ce14">
            <text:p>24.280.121<text:s/></text:p>
          </table:table-cell>
          <table:table-cell office:value-type="float" office:value="85109027.180000007" table:style-name="ce14">
            <text:p>85.109.027<text:s/></text:p>
          </table:table-cell>
          <table:table-cell office:value-type="float" office:value="73707640.75" table:style-name="ce14">
            <text:p>73.707.641<text:s/></text:p>
          </table:table-cell>
          <table:table-cell office:value-type="float" office:value="2290621201.0800004" table:style-name="ce14">
            <text:p>2.290.621.201<text:s/></text:p>
          </table:table-cell>
          <table:table-cell office:value-type="float" office:value="47369355.740000002" table:style-name="ce14">
            <text:p>47.369.356<text:s/></text:p>
          </table:table-cell>
          <table:table-cell office:value-type="float" office:value="60444011.159999996" table:style-name="ce14">
            <text:p>60.444.011<text:s/></text:p>
          </table:table-cell>
          <table:table-cell office:value-type="float" office:value="38168638.960000001" table:style-name="ce14">
            <text:p>38.168.639<text:s/></text:p>
          </table:table-cell>
          <table:table-cell office:value-type="float" office:value="244418202.47999999" table:style-name="ce14">
            <text:p>244.418.202<text:s/></text:p>
          </table:table-cell>
          <table:table-cell office:value-type="float" office:value="34325888.979999997" table:style-name="ce14">
            <text:p>34.325.889<text:s/></text:p>
          </table:table-cell>
          <table:table-cell office:value-type="float" office:value="46559794.689999998" table:style-name="ce14">
            <text:p>46.559.795<text:s/></text:p>
          </table:table-cell>
          <table:table-cell office:value-type="float" office:value="57259945.539999999" table:style-name="ce14">
            <text:p>57.259.946<text:s/></text:p>
          </table:table-cell>
          <table:table-cell office:value-type="float" office:value="76679917.620000005" table:style-name="ce14">
            <text:p>76.679.918<text:s/></text:p>
          </table:table-cell>
          <table:table-cell office:value-type="float" office:value="102514408.15000001" table:style-name="ce14">
            <text:p>102.514.408<text:s/></text:p>
          </table:table-cell>
          <table:table-cell office:value-type="float" office:value="29472555.23" table:style-name="ce14">
            <text:p>29.472.555<text:s/></text:p>
          </table:table-cell>
          <table:table-cell office:value-type="float" office:value="106353397.73999999" table:style-name="ce14">
            <text:p>106.353.398<text:s/></text:p>
          </table:table-cell>
          <table:table-cell office:value-type="float" office:value="415803834.04000002" table:style-name="ce14">
            <text:p>415.803.834<text:s/></text:p>
          </table:table-cell>
          <table:table-cell office:value-type="float" office:value="60640176.189999998" table:style-name="ce14">
            <text:p>60.640.176<text:s/></text:p>
          </table:table-cell>
          <table:table-cell office:value-type="float" office:value="29671968.559999999" table:style-name="ce14">
            <text:p>29.671.969<text:s/></text:p>
          </table:table-cell>
          <table:table-cell office:value-type="float" office:value="14362451.359999999" table:style-name="ce14">
            <text:p>14.362.451<text:s/></text:p>
          </table:table-cell>
          <table:table-cell office:value-type="float" office:value="149100777.11000001" table:style-name="ce14">
            <text:p>149.100.777<text:s/></text:p>
          </table:table-cell>
          <table:table-cell office:value-type="float" office:value="81978170.780000001" table:style-name="ce14">
            <text:p>81.978.171<text:s/></text:p>
          </table:table-cell>
          <table:table-cell office:value-type="float" office:value="25885831.280000001" table:style-name="ce14">
            <text:p>25.885.831<text:s/></text:p>
          </table:table-cell>
          <table:table-cell office:value-type="float" office:value="190100867.81999999" table:style-name="ce14">
            <text:p>190.100.868<text:s/></text:p>
          </table:table-cell>
          <table:table-cell office:value-type="float" office:value="16089250.939999999" table:style-name="ce14">
            <text:p>16.089.251<text:s/></text:p>
          </table:table-cell>
          <table:table-cell office:value-type="float" office:value="4379158756.8500004" table:style-name="ce15">
            <text:p>4.379.158.7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375724.81" table:style-name="ce14">
            <text:p>1.375.725<text:s/></text:p>
          </table:table-cell>
          <table:table-cell office:value-type="float" office:value="4805577.8400000008" table:style-name="ce14">
            <text:p>4.805.578<text:s/></text:p>
          </table:table-cell>
          <table:table-cell office:value-type="float" office:value="22679096.809999999" table:style-name="ce14">
            <text:p>22.679.097<text:s/></text:p>
          </table:table-cell>
          <table:table-cell office:value-type="float" office:value="1182776.56" table:style-name="ce14">
            <text:p>1.182.777<text:s/></text:p>
          </table:table-cell>
          <table:table-cell office:value-type="float" office:value="89699102.840000004" table:style-name="ce14">
            <text:p>89.699.103<text:s/></text:p>
          </table:table-cell>
          <table:table-cell office:value-type="float" office:value="21289699.539999999" table:style-name="ce14">
            <text:p>21.289.700<text:s/></text:p>
          </table:table-cell>
          <table:table-cell office:value-type="float" office:value="484818718.20000005" table:style-name="ce14">
            <text:p>484.818.718<text:s/></text:p>
          </table:table-cell>
          <table:table-cell office:value-type="float" office:value="23585640.66" table:style-name="ce14">
            <text:p>23.585.641<text:s/></text:p>
          </table:table-cell>
          <table:table-cell office:value-type="float" office:value="16214196.02" table:style-name="ce14">
            <text:p>16.214.196<text:s/></text:p>
          </table:table-cell>
          <table:table-cell office:value-type="float" office:value="12738426.130000001" table:style-name="ce14">
            <text:p>12.738.426<text:s/></text:p>
          </table:table-cell>
          <table:table-cell office:value-type="float" office:value="149500106.86000001" table:style-name="ce14">
            <text:p>149.500.107<text:s/></text:p>
          </table:table-cell>
          <table:table-cell office:value-type="float" office:value="6732616.6899999995" table:style-name="ce14">
            <text:p>6.732.617<text:s/></text:p>
          </table:table-cell>
          <table:table-cell office:value-type="float" office:value="11940822.99" table:style-name="ce14">
            <text:p>11.940.823<text:s/></text:p>
          </table:table-cell>
          <table:table-cell office:value-type="float" office:value="11140678.789999999" table:style-name="ce14">
            <text:p>11.140.679<text:s/></text:p>
          </table:table-cell>
          <table:table-cell office:value-type="float" office:value="6944962.8800000008" table:style-name="ce14">
            <text:p>6.944.963<text:s/></text:p>
          </table:table-cell>
          <table:table-cell office:value-type="float" office:value="23749645.969999999" table:style-name="ce14">
            <text:p>23.749.646<text:s/></text:p>
          </table:table-cell>
          <table:table-cell office:value-type="float" office:value="3381516.99" table:style-name="ce14">
            <text:p>3.381.517<text:s/></text:p>
          </table:table-cell>
          <table:table-cell office:value-type="float" office:value="65814889.380000003" table:style-name="ce14">
            <text:p>65.814.889<text:s/></text:p>
          </table:table-cell>
          <table:table-cell office:value-type="float" office:value="479968486.77999997" table:style-name="ce14">
            <text:p>479.968.487<text:s/></text:p>
          </table:table-cell>
          <table:table-cell office:value-type="float" office:value="9459404.4399999995" table:style-name="ce14">
            <text:p>9.459.404<text:s/></text:p>
          </table:table-cell>
          <table:table-cell office:value-type="float" office:value="3033046.73" table:style-name="ce14">
            <text:p>3.033.047<text:s/></text:p>
          </table:table-cell>
          <table:table-cell office:value-type="float" office:value="1283933.43" table:style-name="ce14">
            <text:p>1.283.933<text:s/></text:p>
          </table:table-cell>
          <table:table-cell office:value-type="float" office:value="45875702.680000007" table:style-name="ce14">
            <text:p>45.875.703<text:s/></text:p>
          </table:table-cell>
          <table:table-cell office:value-type="float" office:value="56591545.850000001" table:style-name="ce14">
            <text:p>56.591.546<text:s/></text:p>
          </table:table-cell>
          <table:table-cell office:value-type="float" office:value="10184026.93" table:style-name="ce14">
            <text:p>10.184.027<text:s/></text:p>
          </table:table-cell>
          <table:table-cell office:value-type="float" office:value="418291604.99000001" table:style-name="ce14">
            <text:p>418.291.605<text:s/></text:p>
          </table:table-cell>
          <table:table-cell office:value-type="float" office:value="2001185.47" table:style-name="ce14">
            <text:p>2.001.185<text:s/></text:p>
          </table:table-cell>
          <table:table-cell office:value-type="float" office:value="1984283137.2600002" table:style-name="ce15">
            <text:p>1.984.283.137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50544746.850000001" table:style-name="ce20">
            <text:p>50.544.747<text:s/></text:p>
          </table:table-cell>
          <table:table-cell office:value-type="float" office:value="195551509.13" table:style-name="ce20">
            <text:p>195.551.509<text:s/></text:p>
          </table:table-cell>
          <table:table-cell office:value-type="float" office:value="932334797.9000001" table:style-name="ce20">
            <text:p>932.334.798<text:s/></text:p>
          </table:table-cell>
          <table:table-cell office:value-type="float" office:value="51429331.5" table:style-name="ce20">
            <text:p>51.429.332<text:s/></text:p>
          </table:table-cell>
          <table:table-cell office:value-type="float" office:value="1414218069.8" table:style-name="ce20">
            <text:p>1.414.218.070<text:s/></text:p>
          </table:table-cell>
          <table:table-cell office:value-type="float" office:value="994781135.91999996" table:style-name="ce20">
            <text:p>994.781.136<text:s/></text:p>
          </table:table-cell>
          <table:table-cell office:value-type="float" office:value="9882243109.3900013" table:style-name="ce20">
            <text:p>9.882.243.109<text:s/></text:p>
          </table:table-cell>
          <table:table-cell office:value-type="float" office:value="978001917.97000003" table:style-name="ce20">
            <text:p>978.001.918<text:s/></text:p>
          </table:table-cell>
          <table:table-cell office:value-type="float" office:value="745134818.27999997" table:style-name="ce20">
            <text:p>745.134.818<text:s/></text:p>
          </table:table-cell>
          <table:table-cell office:value-type="float" office:value="418057892.34999996" table:style-name="ce20">
            <text:p>418.057.892<text:s/></text:p>
          </table:table-cell>
          <table:table-cell office:value-type="float" office:value="3511952943.8600001" table:style-name="ce20">
            <text:p>3.511.952.944<text:s/></text:p>
          </table:table-cell>
          <table:table-cell office:value-type="float" office:value="326840752.89999998" table:style-name="ce20">
            <text:p>326.840.753<text:s/></text:p>
          </table:table-cell>
          <table:table-cell office:value-type="float" office:value="436351391.81" table:style-name="ce20">
            <text:p>436.351.392<text:s/></text:p>
          </table:table-cell>
          <table:table-cell office:value-type="float" office:value="465088788.05000001" table:style-name="ce20">
            <text:p>465.088.788<text:s/></text:p>
          </table:table-cell>
          <table:table-cell office:value-type="float" office:value="300864565.75" table:style-name="ce20">
            <text:p>300.864.566<text:s/></text:p>
          </table:table-cell>
          <table:table-cell office:value-type="float" office:value="1213115163.8499999" table:style-name="ce20">
            <text:p>1.213.115.164<text:s/></text:p>
          </table:table-cell>
          <table:table-cell office:value-type="float" office:value="194239434.05000001" table:style-name="ce20">
            <text:p>194.239.434<text:s/></text:p>
          </table:table-cell>
          <table:table-cell office:value-type="float" office:value="3048740871.4200001" table:style-name="ce20">
            <text:p>3.048.740.871<text:s/></text:p>
          </table:table-cell>
          <table:table-cell office:value-type="float" office:value="9696218501.3899994" table:style-name="ce20">
            <text:p>9.696.218.501<text:s/></text:p>
          </table:table-cell>
          <table:table-cell office:value-type="float" office:value="291550811.38999999" table:style-name="ce20">
            <text:p>291.550.811<text:s/></text:p>
          </table:table-cell>
          <table:table-cell office:value-type="float" office:value="138348199.22" table:style-name="ce20">
            <text:p>138.348.199<text:s/></text:p>
          </table:table-cell>
          <table:table-cell office:value-type="float" office:value="54760360.25" table:style-name="ce20">
            <text:p>54.760.360<text:s/></text:p>
          </table:table-cell>
          <table:table-cell office:value-type="float" office:value="3012982653.48" table:style-name="ce20">
            <text:p>3.012.982.653<text:s/></text:p>
          </table:table-cell>
          <table:table-cell office:value-type="float" office:value="2532602735.77" table:style-name="ce20">
            <text:p>2.532.602.736<text:s/></text:p>
          </table:table-cell>
          <table:table-cell office:value-type="float" office:value="176415130.16" table:style-name="ce20">
            <text:p>176.415.130<text:s/></text:p>
          </table:table-cell>
          <table:table-cell office:value-type="float" office:value="27957993384.379997" table:style-name="ce20">
            <text:p>27.957.993.384<text:s/></text:p>
          </table:table-cell>
          <table:table-cell office:value-type="float" office:value="98065474.639999986" table:style-name="ce20">
            <text:p>98.065.475<text:s/></text:p>
          </table:table-cell>
          <table:table-cell office:value-type="float" office:value="69118428491.460007" table:style-name="ce21">
            <text:p>69.118.428.49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3776318.384102859" table:style-name="ce24">
            <text:p>53.776.318<text:s/></text:p>
          </table:table-cell>
          <table:table-cell office:value-type="float" office:value="136344427.46354797" table:style-name="ce24">
            <text:p>136.344.427<text:s/></text:p>
          </table:table-cell>
          <table:table-cell office:value-type="float" office:value="192402495.14379334" table:style-name="ce24">
            <text:p>192.402.495<text:s/></text:p>
          </table:table-cell>
          <table:table-cell office:value-type="float" office:value="30344576.276870944" table:style-name="ce24">
            <text:p>30.344.576<text:s/></text:p>
          </table:table-cell>
          <table:table-cell office:value-type="float" office:value="701027857.23014975" table:style-name="ce24">
            <text:p>701.027.857<text:s/></text:p>
          </table:table-cell>
          <table:table-cell office:value-type="float" office:value="573411934.76831746" table:style-name="ce24">
            <text:p>573.411.935<text:s/></text:p>
          </table:table-cell>
          <table:table-cell office:value-type="float" office:value="1614740519.505306" table:style-name="ce24">
            <text:p>1.614.740.520<text:s/></text:p>
          </table:table-cell>
          <table:table-cell office:value-type="float" office:value="444281262.41835797" table:style-name="ce24">
            <text:p>444.281.262<text:s/></text:p>
          </table:table-cell>
          <table:table-cell office:value-type="float" office:value="423213148.51340806" table:style-name="ce24">
            <text:p>423.213.149<text:s/></text:p>
          </table:table-cell>
          <table:table-cell office:value-type="float" office:value="205540604.55707997" table:style-name="ce24">
            <text:p>205.540.605<text:s/></text:p>
          </table:table-cell>
          <table:table-cell office:value-type="float" office:value="2315132261.4890876" table:style-name="ce24">
            <text:p>2.315.132.261<text:s/></text:p>
          </table:table-cell>
          <table:table-cell office:value-type="float" office:value="286573179.34705436" table:style-name="ce24">
            <text:p>286.573.179<text:s/></text:p>
          </table:table-cell>
          <table:table-cell office:value-type="float" office:value="323551017.6561119" table:style-name="ce24">
            <text:p>323.551.018<text:s/></text:p>
          </table:table-cell>
          <table:table-cell office:value-type="float" office:value="325941128.16071385" table:style-name="ce24">
            <text:p>325.941.128<text:s/></text:p>
          </table:table-cell>
          <table:table-cell office:value-type="float" office:value="209701006.27097952" table:style-name="ce24">
            <text:p>209.701.006<text:s/></text:p>
          </table:table-cell>
          <table:table-cell office:value-type="float" office:value="627438162.94884026" table:style-name="ce24">
            <text:p>627.438.163<text:s/></text:p>
          </table:table-cell>
          <table:table-cell office:value-type="float" office:value="131653674.61232126" table:style-name="ce24">
            <text:p>131.653.675<text:s/></text:p>
          </table:table-cell>
          <table:table-cell office:value-type="float" office:value="1799415208.3600883" table:style-name="ce24">
            <text:p>1.799.415.208<text:s/></text:p>
          </table:table-cell>
          <table:table-cell office:value-type="float" office:value="3539176329.6045389" table:style-name="ce24">
            <text:p>3.539.176.330<text:s/></text:p>
          </table:table-cell>
          <table:table-cell office:value-type="float" office:value="172593825.19234908" table:style-name="ce24">
            <text:p>172.593.825<text:s/></text:p>
          </table:table-cell>
          <table:table-cell office:value-type="float" office:value="97875340.502208546" table:style-name="ce24">
            <text:p>97.875.341<text:s/></text:p>
          </table:table-cell>
          <table:table-cell office:value-type="float" office:value="41590799.950106509" table:style-name="ce24">
            <text:p>41.590.800<text:s/></text:p>
          </table:table-cell>
          <table:table-cell office:value-type="float" office:value="1937514162.4515612" table:style-name="ce24">
            <text:p>1.937.514.162<text:s/></text:p>
          </table:table-cell>
          <table:table-cell office:value-type="float" office:value="1281895762.1751962" table:style-name="ce24">
            <text:p>1.281.895.762<text:s/></text:p>
          </table:table-cell>
          <table:table-cell office:value-type="float" office:value="143426962.3521201" table:style-name="ce24">
            <text:p>143.426.962<text:s/></text:p>
          </table:table-cell>
          <table:table-cell office:value-type="float" office:value="13175929479.304392" table:style-name="ce24">
            <text:p>13.175.929.479<text:s/></text:p>
          </table:table-cell>
          <table:table-cell office:value-type="float" office:value="58089244.751379743" table:style-name="ce24">
            <text:p>58.089.245<text:s/></text:p>
          </table:table-cell>
          <table:table-cell office:value-type="float" office:value="30842580689.389984" table:style-name="ce25">
            <text:p>30.842.580.689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0951944.502437562" table:style-name="ce27">
            <text:p>50.951.945<text:s/></text:p>
          </table:table-cell>
          <table:table-cell office:value-type="float" office:value="128779704.04652785" table:style-name="ce27">
            <text:p>128.779.704<text:s/></text:p>
          </table:table-cell>
          <table:table-cell office:value-type="float" office:value="173896875.22028485" table:style-name="ce27">
            <text:p>173.896.875<text:s/></text:p>
          </table:table-cell>
          <table:table-cell office:value-type="float" office:value="28672596.616844133" table:style-name="ce27">
            <text:p>28.672.597<text:s/></text:p>
          </table:table-cell>
          <table:table-cell office:value-type="float" office:value="644407470.56912553" table:style-name="ce27">
            <text:p>644.407.471<text:s/></text:p>
          </table:table-cell>
          <table:table-cell office:value-type="float" office:value="519585400.72966397" table:style-name="ce27">
            <text:p>519.585.401<text:s/></text:p>
          </table:table-cell>
          <table:table-cell office:value-type="float" office:value="1485115441.4219835" table:style-name="ce27">
            <text:p>1.485.115.441<text:s/></text:p>
          </table:table-cell>
          <table:table-cell office:value-type="float" office:value="408877713.67869824" table:style-name="ce27">
            <text:p>408.877.714<text:s/></text:p>
          </table:table-cell>
          <table:table-cell office:value-type="float" office:value="389085006.96165258" table:style-name="ce27">
            <text:p>389.085.007<text:s/></text:p>
          </table:table-cell>
          <table:table-cell office:value-type="float" office:value="191685618.55890894" table:style-name="ce27">
            <text:p>191.685.619<text:s/></text:p>
          </table:table-cell>
          <table:table-cell office:value-type="float" office:value="2124907369.6723151" table:style-name="ce27">
            <text:p>2.124.907.370<text:s/></text:p>
          </table:table-cell>
          <table:table-cell office:value-type="float" office:value="267102534.23802981" table:style-name="ce27">
            <text:p>267.102.534<text:s/></text:p>
          </table:table-cell>
          <table:table-cell office:value-type="float" office:value="293664445.49739248" table:style-name="ce27">
            <text:p>293.664.445<text:s/></text:p>
          </table:table-cell>
          <table:table-cell office:value-type="float" office:value="300723938.82326955" table:style-name="ce27">
            <text:p>300.723.939<text:s/></text:p>
          </table:table-cell>
          <table:table-cell office:value-type="float" office:value="196985417.04332212" table:style-name="ce27">
            <text:p>196.985.417<text:s/></text:p>
          </table:table-cell>
          <table:table-cell office:value-type="float" office:value="568442976.39647305" table:style-name="ce27">
            <text:p>568.442.976<text:s/></text:p>
          </table:table-cell>
          <table:table-cell office:value-type="float" office:value="124017467.13387717" table:style-name="ce27">
            <text:p>124.017.467<text:s/></text:p>
          </table:table-cell>
          <table:table-cell office:value-type="float" office:value="1633172419.6551104" table:style-name="ce27">
            <text:p>1.633.172.420<text:s/></text:p>
          </table:table-cell>
          <table:table-cell office:value-type="float" office:value="3182436553.72539" table:style-name="ce27">
            <text:p>3.182.436.554<text:s/></text:p>
          </table:table-cell>
          <table:table-cell office:value-type="float" office:value="159761144.96511182" table:style-name="ce27">
            <text:p>159.761.145<text:s/></text:p>
          </table:table-cell>
          <table:table-cell office:value-type="float" office:value="91133411.279695123" table:style-name="ce27">
            <text:p>91.133.411<text:s/></text:p>
          </table:table-cell>
          <table:table-cell office:value-type="float" office:value="39840654.65434058" table:style-name="ce27">
            <text:p>39.840.655<text:s/></text:p>
          </table:table-cell>
          <table:table-cell office:value-type="float" office:value="1760163354.3894873" table:style-name="ce27">
            <text:p>1.760.163.354<text:s/></text:p>
          </table:table-cell>
          <table:table-cell office:value-type="float" office:value="1161252352.2164781" table:style-name="ce27">
            <text:p>1.161.252.352<text:s/></text:p>
          </table:table-cell>
          <table:table-cell office:value-type="float" office:value="134047223.71362649" table:style-name="ce27">
            <text:p>134.047.224<text:s/></text:p>
          </table:table-cell>
          <table:table-cell office:value-type="float" office:value="11758304168.734612" table:style-name="ce27">
            <text:p>11.758.304.169<text:s/></text:p>
          </table:table-cell>
          <table:table-cell office:value-type="float" office:value="53804953.045345582" table:style-name="ce27">
            <text:p>53.804.953<text:s/></text:p>
          </table:table-cell>
          <table:table-cell office:value-type="float" office:value="27870818157.490009" table:style-name="ce28">
            <text:p>27.870.818.15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824373.8816652973" table:style-name="ce27">
            <text:p>2.824.374<text:s/></text:p>
          </table:table-cell>
          <table:table-cell office:value-type="float" office:value="7564723.417020116" table:style-name="ce27">
            <text:p>7.564.723<text:s/></text:p>
          </table:table-cell>
          <table:table-cell office:value-type="float" office:value="18505619.923508503" table:style-name="ce27">
            <text:p>18.505.620<text:s/></text:p>
          </table:table-cell>
          <table:table-cell office:value-type="float" office:value="1671979.6600268113" table:style-name="ce27">
            <text:p>1.671.980<text:s/></text:p>
          </table:table-cell>
          <table:table-cell office:value-type="float" office:value="56620386.661024153" table:style-name="ce27">
            <text:p>56.620.387<text:s/></text:p>
          </table:table-cell>
          <table:table-cell office:value-type="float" office:value="53826534.038653448" table:style-name="ce27">
            <text:p>53.826.534<text:s/></text:p>
          </table:table-cell>
          <table:table-cell office:value-type="float" office:value="129625078.08332251" table:style-name="ce27">
            <text:p>129.625.078<text:s/></text:p>
          </table:table-cell>
          <table:table-cell office:value-type="float" office:value="35403548.739659756" table:style-name="ce27">
            <text:p>35.403.549<text:s/></text:p>
          </table:table-cell>
          <table:table-cell office:value-type="float" office:value="34128141.551755503" table:style-name="ce27">
            <text:p>34.128.142<text:s/></text:p>
          </table:table-cell>
          <table:table-cell office:value-type="float" office:value="13854985.998171037" table:style-name="ce27">
            <text:p>13.854.986<text:s/></text:p>
          </table:table-cell>
          <table:table-cell office:value-type="float" office:value="190224891.81677246" table:style-name="ce27">
            <text:p>190.224.892<text:s/></text:p>
          </table:table-cell>
          <table:table-cell office:value-type="float" office:value="19470645.109024547" table:style-name="ce27">
            <text:p>19.470.645<text:s/></text:p>
          </table:table-cell>
          <table:table-cell office:value-type="float" office:value="29886572.158719409" table:style-name="ce27">
            <text:p>29.886.572<text:s/></text:p>
          </table:table-cell>
          <table:table-cell office:value-type="float" office:value="25217189.337444283" table:style-name="ce27">
            <text:p>25.217.189<text:s/></text:p>
          </table:table-cell>
          <table:table-cell office:value-type="float" office:value="12715589.227657394" table:style-name="ce27">
            <text:p>12.715.589<text:s/></text:p>
          </table:table-cell>
          <table:table-cell office:value-type="float" office:value="58995186.552367225" table:style-name="ce27">
            <text:p>58.995.187<text:s/></text:p>
          </table:table-cell>
          <table:table-cell office:value-type="float" office:value="7636207.478444092" table:style-name="ce27">
            <text:p>7.636.207<text:s/></text:p>
          </table:table-cell>
          <table:table-cell office:value-type="float" office:value="166242788.70497802" table:style-name="ce27">
            <text:p>166.242.789<text:s/></text:p>
          </table:table-cell>
          <table:table-cell office:value-type="float" office:value="356739775.87914914" table:style-name="ce27">
            <text:p>356.739.776<text:s/></text:p>
          </table:table-cell>
          <table:table-cell office:value-type="float" office:value="12832680.227237266" table:style-name="ce27">
            <text:p>12.832.680<text:s/></text:p>
          </table:table-cell>
          <table:table-cell office:value-type="float" office:value="6741929.2225134159" table:style-name="ce27">
            <text:p>6.741.929<text:s/></text:p>
          </table:table-cell>
          <table:table-cell office:value-type="float" office:value="1750145.2957659308" table:style-name="ce27">
            <text:p>1.750.145<text:s/></text:p>
          </table:table-cell>
          <table:table-cell office:value-type="float" office:value="177350808.06207386" table:style-name="ce27">
            <text:p>177.350.808<text:s/></text:p>
          </table:table-cell>
          <table:table-cell office:value-type="float" office:value="120643409.95871802" table:style-name="ce27">
            <text:p>120.643.410<text:s/></text:p>
          </table:table-cell>
          <table:table-cell office:value-type="float" office:value="9379738.6384936161" table:style-name="ce27">
            <text:p>9.379.739<text:s/></text:p>
          </table:table-cell>
          <table:table-cell office:value-type="float" office:value="1417625310.5697801" table:style-name="ce27">
            <text:p>1.417.625.311<text:s/></text:p>
          </table:table-cell>
          <table:table-cell office:value-type="float" office:value="4284291.7060341639" table:style-name="ce27">
            <text:p>4.284.292<text:s/></text:p>
          </table:table-cell>
          <table:table-cell office:value-type="float" office:value="2971762531.8999801" table:style-name="ce28">
            <text:p>2.971.762.532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4321065.23410286" table:style-name="ce20">
            <text:p>104.321.065<text:s/></text:p>
          </table:table-cell>
          <table:table-cell office:value-type="float" office:value="331895936.59354794" table:style-name="ce20">
            <text:p>331.895.937<text:s/></text:p>
          </table:table-cell>
          <table:table-cell office:value-type="float" office:value="1124737293.0437934" table:style-name="ce20">
            <text:p>1.124.737.293<text:s/></text:p>
          </table:table-cell>
          <table:table-cell office:value-type="float" office:value="81773907.776870936" table:style-name="ce20">
            <text:p>81.773.908<text:s/></text:p>
          </table:table-cell>
          <table:table-cell office:value-type="float" office:value="2115245927.0301497" table:style-name="ce20">
            <text:p>2.115.245.927<text:s/></text:p>
          </table:table-cell>
          <table:table-cell office:value-type="float" office:value="1568193070.6883173" table:style-name="ce20">
            <text:p>1.568.193.071<text:s/></text:p>
          </table:table-cell>
          <table:table-cell office:value-type="float" office:value="11496983628.895308" table:style-name="ce20">
            <text:p>11.496.983.629<text:s/></text:p>
          </table:table-cell>
          <table:table-cell office:value-type="float" office:value="1422283180.3883581" table:style-name="ce20">
            <text:p>1.422.283.180<text:s/></text:p>
          </table:table-cell>
          <table:table-cell office:value-type="float" office:value="1168347966.7934079" table:style-name="ce20">
            <text:p>1.168.347.967<text:s/></text:p>
          </table:table-cell>
          <table:table-cell office:value-type="float" office:value="623598496.90707994" table:style-name="ce20">
            <text:p>623.598.497<text:s/></text:p>
          </table:table-cell>
          <table:table-cell office:value-type="float" office:value="5827085205.3490877" table:style-name="ce20">
            <text:p>5.827.085.205<text:s/></text:p>
          </table:table-cell>
          <table:table-cell office:value-type="float" office:value="613413932.24705434" table:style-name="ce20">
            <text:p>613.413.932<text:s/></text:p>
          </table:table-cell>
          <table:table-cell office:value-type="float" office:value="759902409.4661119" table:style-name="ce20">
            <text:p>759.902.409<text:s/></text:p>
          </table:table-cell>
          <table:table-cell office:value-type="float" office:value="791029916.21071386" table:style-name="ce20">
            <text:p>791.029.916<text:s/></text:p>
          </table:table-cell>
          <table:table-cell office:value-type="float" office:value="510565572.02097952" table:style-name="ce20">
            <text:p>510.565.572<text:s/></text:p>
          </table:table-cell>
          <table:table-cell office:value-type="float" office:value="1840553326.79884" table:style-name="ce20">
            <text:p>1.840.553.327<text:s/></text:p>
          </table:table-cell>
          <table:table-cell office:value-type="float" office:value="325893108.66232127" table:style-name="ce20">
            <text:p>325.893.109<text:s/></text:p>
          </table:table-cell>
          <table:table-cell office:value-type="float" office:value="4848156079.7800884" table:style-name="ce20">
            <text:p>4.848.156.080<text:s/></text:p>
          </table:table-cell>
          <table:table-cell office:value-type="float" office:value="13235394830.994537" table:style-name="ce20">
            <text:p>13.235.394.831<text:s/></text:p>
          </table:table-cell>
          <table:table-cell office:value-type="float" office:value="464144636.58234906" table:style-name="ce20">
            <text:p>464.144.637<text:s/></text:p>
          </table:table-cell>
          <table:table-cell office:value-type="float" office:value="236223539.72220856" table:style-name="ce20">
            <text:p>236.223.540<text:s/></text:p>
          </table:table-cell>
          <table:table-cell office:value-type="float" office:value="96351160.200106502" table:style-name="ce20">
            <text:p>96.351.160<text:s/></text:p>
          </table:table-cell>
          <table:table-cell office:value-type="float" office:value="4950496815.9315615" table:style-name="ce20">
            <text:p>4.950.496.816<text:s/></text:p>
          </table:table-cell>
          <table:table-cell office:value-type="float" office:value="3814498497.9451962" table:style-name="ce20">
            <text:p>3.814.498.498<text:s/></text:p>
          </table:table-cell>
          <table:table-cell office:value-type="float" office:value="319842092.51212013" table:style-name="ce20">
            <text:p>319.842.093<text:s/></text:p>
          </table:table-cell>
          <table:table-cell office:value-type="float" office:value="41133922863.684387" table:style-name="ce20">
            <text:p>41.133.922.864<text:s/></text:p>
          </table:table-cell>
          <table:table-cell office:value-type="float" office:value="156154719.39137971" table:style-name="ce20">
            <text:p>156.154.719<text:s/></text:p>
          </table:table-cell>
          <table:table-cell office:value-type="float" office:value="99961009180.849991" table:style-name="ce21">
            <text:p>99.961.009.18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1100591.963718174" table:style-name="ce14">
            <text:p>1.100.592<text:s/></text:p>
          </table:table-cell>
          <table:table-cell office:value-type="float" office:value="4155538.7837715913" table:style-name="ce14">
            <text:p>4.155.539<text:s/></text:p>
          </table:table-cell>
          <table:table-cell office:value-type="float" office:value="3789588.4192908481" table:style-name="ce14">
            <text:p>3.789.588<text:s/></text:p>
          </table:table-cell>
          <table:table-cell office:value-type="float" office:value="395361.43913292093" table:style-name="ce14">
            <text:p>395.361<text:s/></text:p>
          </table:table-cell>
          <table:table-cell office:value-type="float" office:value="20534909.267902251" table:style-name="ce14">
            <text:p>20.534.909<text:s/></text:p>
          </table:table-cell>
          <table:table-cell office:value-type="float" office:value="10378431.405777706" table:style-name="ce14">
            <text:p>10.378.431<text:s/></text:p>
          </table:table-cell>
          <table:table-cell office:value-type="float" office:value="9154163.3427498285" table:style-name="ce14">
            <text:p>9.154.163<text:s/></text:p>
          </table:table-cell>
          <table:table-cell office:value-type="float" office:value="7168210.4526400957" table:style-name="ce14">
            <text:p>7.168.210<text:s/></text:p>
          </table:table-cell>
          <table:table-cell office:value-type="float" office:value="15943517.972304353" table:style-name="ce14">
            <text:p>15.943.518<text:s/></text:p>
          </table:table-cell>
          <table:table-cell office:value-type="float" office:value="7593348.2335566981" table:style-name="ce14">
            <text:p>7.593.348<text:s/></text:p>
          </table:table-cell>
          <table:table-cell office:value-type="float" office:value="44599478.537581198" table:style-name="ce14">
            <text:p>44.599.479<text:s/></text:p>
          </table:table-cell>
          <table:table-cell office:value-type="float" office:value="3627141.9272306478" table:style-name="ce14">
            <text:p>3.627.142<text:s/></text:p>
          </table:table-cell>
          <table:table-cell office:value-type="float" office:value="24997164.686697271" table:style-name="ce14">
            <text:p>24.997.165<text:s/></text:p>
          </table:table-cell>
          <table:table-cell office:value-type="float" office:value="8120344.6452525994" table:style-name="ce14">
            <text:p>8.120.345<text:s/></text:p>
          </table:table-cell>
          <table:table-cell office:value-type="float" office:value="7075384.4120333251" table:style-name="ce14">
            <text:p>7.075.384<text:s/></text:p>
          </table:table-cell>
          <table:table-cell office:value-type="float" office:value="24230241.00983689" table:style-name="ce14">
            <text:p>24.230.241<text:s/></text:p>
          </table:table-cell>
          <table:table-cell office:value-type="float" office:value="2303392.2098595053" table:style-name="ce14">
            <text:p>2.303.392<text:s/></text:p>
          </table:table-cell>
          <table:table-cell office:value-type="float" office:value="31922211.250818707" table:style-name="ce14">
            <text:p>31.922.211<text:s/></text:p>
          </table:table-cell>
          <table:table-cell office:value-type="float" office:value="1884906306.9702017" table:style-name="ce14">
            <text:p>1.884.906.307<text:s/></text:p>
          </table:table-cell>
          <table:table-cell office:value-type="float" office:value="4823764.0786109744" table:style-name="ce14">
            <text:p>4.823.764<text:s/></text:p>
          </table:table-cell>
          <table:table-cell office:value-type="float" office:value="3531032.5991146467" table:style-name="ce14">
            <text:p>3.531.033<text:s/></text:p>
          </table:table-cell>
          <table:table-cell office:value-type="float" office:value="1181379.3319955575" table:style-name="ce14">
            <text:p>1.181.379<text:s/></text:p>
          </table:table-cell>
          <table:table-cell office:value-type="float" office:value="26121593.590420082" table:style-name="ce14">
            <text:p>26.121.594<text:s/></text:p>
          </table:table-cell>
          <table:table-cell office:value-type="float" office:value="19490931.298256136" table:style-name="ce14">
            <text:p>19.490.931<text:s/></text:p>
          </table:table-cell>
          <table:table-cell office:value-type="float" office:value="3622824.1952466285" table:style-name="ce14">
            <text:p>3.622.824<text:s/></text:p>
          </table:table-cell>
          <table:table-cell office:value-type="float" office:value="112284780.1583447" table:style-name="ce14">
            <text:p>112.284.780<text:s/></text:p>
          </table:table-cell>
          <table:table-cell office:value-type="float" office:value="1355337.137644995" table:style-name="ce14">
            <text:p>1.355.337<text:s/></text:p>
          </table:table-cell>
          <table:table-cell office:value-type="float" office:value="2284406969.3199897" table:style-name="ce15">
            <text:p>2.284.406.969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5421657.19782104" table:style-name="ce20">
            <text:p>105.421.657<text:s/></text:p>
          </table:table-cell>
          <table:table-cell office:value-type="float" office:value="336051475.37731951" table:style-name="ce20">
            <text:p>336.051.475<text:s/></text:p>
          </table:table-cell>
          <table:table-cell office:value-type="float" office:value="1128526881.4630842" table:style-name="ce20">
            <text:p>1.128.526.881<text:s/></text:p>
          </table:table-cell>
          <table:table-cell office:value-type="float" office:value="82169269.21600385" table:style-name="ce20">
            <text:p>82.169.269<text:s/></text:p>
          </table:table-cell>
          <table:table-cell office:value-type="float" office:value="2135780836.2980518" table:style-name="ce20">
            <text:p>2.135.780.836<text:s/></text:p>
          </table:table-cell>
          <table:table-cell office:value-type="float" office:value="1578571502.094095" table:style-name="ce20">
            <text:p>1.578.571.502<text:s/></text:p>
          </table:table-cell>
          <table:table-cell office:value-type="float" office:value="11506137792.238058" table:style-name="ce20">
            <text:p>11.506.137.792<text:s/></text:p>
          </table:table-cell>
          <table:table-cell office:value-type="float" office:value="1429451390.8409982" table:style-name="ce20">
            <text:p>1.429.451.391<text:s/></text:p>
          </table:table-cell>
          <table:table-cell office:value-type="float" office:value="1184291484.7657123" table:style-name="ce20">
            <text:p>1.184.291.485<text:s/></text:p>
          </table:table-cell>
          <table:table-cell office:value-type="float" office:value="631191845.14063668" table:style-name="ce20">
            <text:p>631.191.845<text:s/></text:p>
          </table:table-cell>
          <table:table-cell office:value-type="float" office:value="5871684683.8866692" table:style-name="ce20">
            <text:p>5.871.684.684<text:s/></text:p>
          </table:table-cell>
          <table:table-cell office:value-type="float" office:value="617041074.17428493" table:style-name="ce20">
            <text:p>617.041.074<text:s/></text:p>
          </table:table-cell>
          <table:table-cell office:value-type="float" office:value="784899574.15280914" table:style-name="ce20">
            <text:p>784.899.574<text:s/></text:p>
          </table:table-cell>
          <table:table-cell office:value-type="float" office:value="799150260.85596645" table:style-name="ce20">
            <text:p>799.150.261<text:s/></text:p>
          </table:table-cell>
          <table:table-cell office:value-type="float" office:value="517640956.43301284" table:style-name="ce20">
            <text:p>517.640.956<text:s/></text:p>
          </table:table-cell>
          <table:table-cell office:value-type="float" office:value="1864783567.808677" table:style-name="ce20">
            <text:p>1.864.783.568<text:s/></text:p>
          </table:table-cell>
          <table:table-cell office:value-type="float" office:value="328196500.87218076" table:style-name="ce20">
            <text:p>328.196.501<text:s/></text:p>
          </table:table-cell>
          <table:table-cell office:value-type="float" office:value="4880078291.0309067" table:style-name="ce20">
            <text:p>4.880.078.291<text:s/></text:p>
          </table:table-cell>
          <table:table-cell office:value-type="float" office:value="15120301137.964739" table:style-name="ce20">
            <text:p>15.120.301.138<text:s/></text:p>
          </table:table-cell>
          <table:table-cell office:value-type="float" office:value="468968400.66096002" table:style-name="ce20">
            <text:p>468.968.401<text:s/></text:p>
          </table:table-cell>
          <table:table-cell office:value-type="float" office:value="239754572.32132322" table:style-name="ce20">
            <text:p>239.754.572<text:s/></text:p>
          </table:table-cell>
          <table:table-cell office:value-type="float" office:value="97532539.532102063" table:style-name="ce20">
            <text:p>97.532.540<text:s/></text:p>
          </table:table-cell>
          <table:table-cell office:value-type="float" office:value="4976618409.5219812" table:style-name="ce20">
            <text:p>4.976.618.410<text:s/></text:p>
          </table:table-cell>
          <table:table-cell office:value-type="float" office:value="3833989429.2434521" table:style-name="ce20">
            <text:p>3.833.989.429<text:s/></text:p>
          </table:table-cell>
          <table:table-cell office:value-type="float" office:value="323464916.70736676" table:style-name="ce20">
            <text:p>323.464.917<text:s/></text:p>
          </table:table-cell>
          <table:table-cell office:value-type="float" office:value="41246207643.842735" table:style-name="ce20">
            <text:p>41.246.207.644<text:s/></text:p>
          </table:table-cell>
          <table:table-cell office:value-type="float" office:value="157510056.52902472" table:style-name="ce20">
            <text:p>157.510.057<text:s/></text:p>
          </table:table-cell>
          <table:table-cell office:value-type="float" office:value="102245416150.16998" table:style-name="ce21">
            <text:p>102.245.416.15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12-21T14:06:57Z</dc:date>
    <meta:print-date>2011-05-12T16:46:54Z</meta:print-date>
    <meta:editing-cycles>38</meta:editing-cycles>
    <meta:editing-duration>PT3960S</meta:editing-duration>
  </office:meta>
</office:document-meta>
</file>